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automatic-styles>
    <style:style style:name="dpNormal" style:family="drawing-page" style:display-name="dpNormal">
      <style:drawing-page-properties draw:fill="solid" draw:fill-color="#1A1A1A" presentation:background-objects-visible="true"/>
    </style:style>
    <style:style style:name="dpCode" style:family="drawing-page" style:display-name="dpCode">
      <style:drawing-page-properties draw:fill="solid" draw:fill-color="#2D2D2D" presentation:background-objects-visible="true"/>
    </style:style>
    <style:style style:name="tsH1" style:family="text" style:display-name="tsH1">
      <style:text-properties fo:color="#EE0000" fo:font-size="36pt" fo:font-family="Liberation Sans" fo:font-weight="bold"/>
    </style:style>
    <style:style style:name="tsSub" style:family="text" style:display-name="tsSub">
      <style:text-properties fo:color="#888888" fo:font-size="22pt" fo:font-family="Liberation Sans" fo:font-style="italic"/>
    </style:style>
    <style:style style:name="tsBullet" style:family="text" style:display-name="tsBullet">
      <style:text-properties fo:color="#F0F0F0" fo:font-size="18pt" fo:font-family="Liberation Sans"/>
    </style:style>
    <style:style style:name="tsDiag" style:family="text" style:display-name="tsDiag">
      <style:text-properties fo:color="#F0F0F0" fo:font-size="11pt" fo:font-family="DejaVu Sans Mono"/>
    </style:style>
    <style:style style:name="tsSmall" style:family="text" style:display-name="tsSmall">
      <style:text-properties fo:color="#888888" fo:font-size="14pt" fo:font-family="Liberation Sans"/>
    </style:style>
    <style:style style:name="psTitle" style:family="paragraph" style:display-name="psTitle">
      <style:paragraph-properties fo:margin-top="0.3cm" fo:margin-left="0cm"/>
    </style:style>
    <style:style style:name="psSub" style:family="paragraph" style:display-name="psSub">
      <style:paragraph-properties fo:margin-top="0.4cm" fo:margin-left="0cm"/>
    </style:style>
    <style:style style:name="psBullet" style:family="paragraph" style:display-name="psBullet">
      <style:paragraph-properties fo:margin-top="0.12cm" fo:margin-left="0.4cm"/>
    </style:style>
    <style:style style:name="psCode" style:family="paragraph" style:display-name="psCode">
      <style:paragraph-properties fo:margin-top="0cm" fo:margin-left="0.1cm" fo:line-height="110%"/>
    </style:style>
    <style:style style:name="psSmall" style:family="paragraph" style:display-name="psSmall">
      <style:paragraph-properties fo:margin-top="0.15cm" fo:margin-left="0cm"/>
    </style:style>
    <style:style style:name="gsFrame" style:family="graphic" style:display-name="gsFrame">
      <style:graphic-properties draw:fill="none" draw:stroke="none" fo:padding-left="0.3cm" fo:padding-right="0.3cm" fo:padding-top="0.2cm" fo:padding-bottom="0.2cm"/>
    </style:style>
    <style:style style:name="gsCode" style:family="graphic" style:display-name="gsCode">
      <style:graphic-properties draw:fill="solid" draw:stroke="none" fo:padding-left="0.5cm" fo:padding-right="0.5cm" fo:padding-top="0.4cm" fo:padding-bottom="0.4cm" draw:fill-color="#2D2D2D" fo:overflow-behavior="clip" draw:auto-grow-height="false" draw:auto-grow-width="false" style:wrap="none"/>
    </style:style>
    <style:style style:name="tcsHeader" style:family="table-cell" style:display-name="tcsHeader">
      <style:table-cell-properties fo:background-color="#CC0000" fo:border="0.05cm solid #CC0000" fo:padding="0.18cm"/>
    </style:style>
    <style:style style:name="tcsRowA" style:family="table-cell" style:display-name="tcsRowA">
      <style:table-cell-properties fo:background-color="#252525" fo:border="0.05cm solid #444444" fo:padding="0.18cm"/>
    </style:style>
    <style:style style:name="tcsRowB" style:family="table-cell" style:display-name="tcsRowB">
      <style:table-cell-properties fo:background-color="#1E1E1E" fo:border="0.05cm solid #444444" fo:padding="0.18cm"/>
    </style:style>
    <style:style style:name="tsTh" style:family="text" style:display-name="tsTh">
      <style:text-properties fo:color="#F0F0F0" fo:font-size="17pt" fo:font-family="Liberation Sans" fo:font-weight="bold"/>
    </style:style>
    <style:style style:name="tsTd" style:family="text" style:display-name="tsTd">
      <style:text-properties fo:color="#F0F0F0" fo:font-size="16pt" fo:font-family="Liberation Sans"/>
    </style:style>
    <style:style style:name="psCell" style:family="paragraph" style:display-name="psCell">
      <style:paragraph-properties fo:margin-top="0.05cm" fo:margin-left="0cm"/>
    </style:style>
    <style:style style:name="tsCodeDyn_11_A8FF60_DejaVuSansMono" style:family="text" style:display-name="tsCodeDyn_11_A8FF60_DejaVuSansMono">
      <style:text-properties fo:color="#A8FF60" fo:font-size="11pt" fo:font-family="DejaVu Sans Mono"/>
    </style:style>
  </office:automatic-styles>
  <office:body>
    <office:presentation>
      <draw:page draw:style-name="dpNormal" draw:master-page-name="RHELDark">
        <draw:frame draw:style-name="gsFrame" svg:x="1.5cm" svg:y="4.5cm" svg:width="30.87cm" svg:height="5cm">
          <draw:text-box>
            <text:p text:style-name="psTitle"><text:span text:style-name="tsH1">Module 13 — Capstone Project: Production Firewall for a Three-Tier Application</text:span></text:p>
            <text:p text:style-name="psSub"><text:span text:style-name="tsSub">Firewalld: Zero to Expert on RHEL 10</text:span></text:p>
          </draw:text-box>
        </draw:frame>
        <draw:frame draw:style-name="gsFrame" svg:x="1.5cm" svg:y="17.5cm" svg:width="30.87cm" svg:height="1cm">
          <draw:text-box>
            <text:p text:style-name="psSmall"><text:span text:style-name="tsSmall">Red Hat Enterprise Linux 10  |  Instructor Edition</text:span></text:p>
          </draw:text-box>
        </draw:frame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Overview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This capstone project integrates everything from the course into a single, end-to-end deployment. You will design, implement, verify, and harden a complete firewall configuration for a three-tier web application using the lab nodes as production-equivalent hosts.</text:span></text:p>
            <text:p text:style-name="psBullet"><text:span text:style-name="tsBullet">Estimated time: 3–5 hours Difficulty: Expert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his capstone project integrates everything from the course into a single, end-to-end deployment. You will design, implement, verify, and harden a complete firewall configuration for a three-tier web application using the lab nodes as production-equivalent hosts.</text:span></text:p>
              <text:p text:style-name="psCode"><text:span text:style-name="tsDiag"> </text:span></text:p>
              <text:p text:style-name="psCode"><text:span text:style-name="tsDiag">**Estimated time**: 3–5 hours  </text:span></text:p>
              <text:p text:style-name="psCode"><text:span text:style-name="tsDiag">**Difficulty**: Expert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The Scenario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Your company is deploying a three-tier web application on bare-metal (modeled by your Podman lab nodes):</text:span></text:p>
            <text:p text:style-name="psBullet"><text:span text:style-name="tsBullet">◆ Internet / External Users</text:span></text:p>
            <text:p text:style-name="psBullet"><text:span text:style-name="tsBullet">◆ [node1] — Gateway/Load Balancer</text:span></text:p>
            <text:p text:style-name="psBullet"><text:span text:style-name="tsBullet">◆ [eth0] [eth1 + eth2]</text:span></text:p>
            <text:p text:style-name="psBullet"><text:span text:style-name="tsBullet">◆ External DMZ Internal</text:span></text:p>
            <text:p text:style-name="psBullet"><text:span text:style-name="tsBullet">◆ 172.20.1.0/24 172.20.2.0/24 172.20.3.0/24</text:span></text:p>
            <text:p text:style-name="psBullet"><text:span text:style-name="tsBullet">◆ [node2] [node3]</text:span></text:p>
            <text:p text:style-name="psBullet"><text:span text:style-name="tsBullet">◆ Web/App Server Database Server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Application architecture</text:span></text:p>
              <text:p text:style-name="psCode"><text:span text:style-name="tsDiag">◆ Management subnet</text:span></text:p>
              <text:p text:style-name="psCode"><text:span text:style-name="tsDiag">172.20.3.30 (node3's IP — use node3 as the management host for testing)</text:span></text:p>
              <text:p text:style-name="psCode"><text:span text:style-name="tsDiag">◆ Security requirements</text:span></text:p>
              <text:p text:style-name="psCode"><text:span text:style-name="tsDiag">→ Internet → node1: only TCP 80 and 443; all else DROP (no ICMP from internet)</text:span></text:p>
              <text:p text:style-name="psCode"><text:span text:style-name="tsDiag">→ node1 → node2: only TCP 8080 and ICMP for health checks</text:span></text:p>
              <text:p text:style-name="psCode"><text:span text:style-name="tsDiag">→ node2 → node3: only TCP 5432</text:span></text:p>
              <text:p text:style-name="psCode"><text:span text:style-name="tsDiag">→ Management host → all nodes: SSH (22) + ICMP</text:span></text:p>
              <text:p text:style-name="psCode"><text:span text:style-name="tsDiag">→ All outbound allowed from all nodes (for package updates etc.)</text:span></text:p>
              <text:p text:style-name="psCode"><text:span text:style-name="tsDiag">→ Logging: all denied packets must be logged</text:span></text:p>
              <text:p text:style-name="psCode"><text:span text:style-name="tsDiag">→ Rate limiting: max 50 new HTTP(S) connections/second per source IP; violators blocked 10 minutes</text:span></text:p>
              <text:p text:style-name="psCode"><text:span text:style-name="tsDiag">→ NAT: node1 masquerades for DMZ and Internal networks going to internet</text:span></text:p>
              <text:p text:style-name="psCode"><text:span text:style-name="tsDiag">→ Lockdown: enabled on all nodes; only root and NetworkManager whitelisted</text:span></text:p>
              <text:p text:style-name="psCode"><text:span text:style-name="tsDiag">→ nftables audit: all config changes logged to auditd</text:span></text:p>
              <text:p text:style-name="psCode"><text:span text:style-name="tsDiag"> </text:span></text:p>
              <text:p text:style-name="psCode"><text:span text:style-name="tsDiag">Your company is deploying a three-tier web application on bare-metal (modeled by your Podman lab nodes):</text:span></text:p>
              <text:p text:style-name="psCode"><text:span text:style-name="tsDiag"> </text:span></text:p>
              <text:p text:style-name="psCode"><text:span text:style-name="tsDiag">Internet / External Users</text:span></text:p>
              <text:p text:style-name="psCode"><text:span text:style-name="tsDiag">         │</text:span></text:p>
              <text:p text:style-name="psCode"><text:span text:style-name="tsDiag">    [node1] — Gateway/Load Balancer</text:span></text:p>
              <text:p text:style-name="psCode"><text:span text:style-name="tsDiag">         │            │</text:span></text:p>
              <text:p text:style-name="psCode"><text:span text:style-name="tsDiag">   [eth0]             [eth1 + eth2]</text:span></text:p>
              <text:p text:style-name="psCode"><text:span text:style-name="tsDiag"> External           DMZ     Internal</text:span></text:p>
              <text:p text:style-name="psCode"><text:span text:style-name="tsDiag">172.20.1.0/24   172.20.2.0/24  172.20.3.0/24</text:span></text:p>
              <text:p text:style-name="psCode"><text:span text:style-name="tsDiag">                    │               │</text:span></text:p>
              <text:p text:style-name="psCode"><text:span text:style-name="tsDiag">                [node2]         [node3]</text:span></text:p>
              <text:p text:style-name="psCode"><text:span text:style-name="tsDiag">              Web/App Server   Database Server</text:span></text:p>
              <text:p text:style-name="psCode"><text:span text:style-name="tsDiag"> </text:span></text:p>
              <text:p text:style-name="psCode"><text:span text:style-name="tsDiag">### Application architecture</text:span></text:p>
              <text:p text:style-name="psCode"><text:span text:style-name="tsDiag"> </text:span></text:p>
              <text:p text:style-name="psCode"><text:span text:style-name="tsDiag">| Tier | Host | Services | Allowed clients |</text:span></text:p>
              <text:p text:style-name="psCode"><text:span text:style-name="tsDiag">|------|------|----------|----------------|</text:span></text:p>
              <text:p text:style-name="psCode"><text:span text:style-name="tsDiag">| Gateway | node1 | HTTPS (443), HTTP→HTTPS redirect (80), SSH admin (22) | Internet (443/80), Management subnet only (22) |</text:span></text:p>
              <text:p text:style-name="psCode"><text:span text:style-name="tsDiag">| Web/App | node2 | HTTP (8080), SSH admin (22) | node1 internal IP only (8080), Management subnet (22) |</text:span></text:p>
              <text:p text:style-name="psCode"><text:span text:style-name="tsDiag">| Database | node3 | PostgreSQL (5432), SSH admin (22) | node2 IP only (5432), Management subnet (22) |</text:span></text:p>
              <text:p text:style-name="psCode"><text:span text:style-name="tsDiag"> </text:span></text:p>
              <text:p text:style-name="psCode"><text:span text:style-name="tsDiag">### Management subnet</text:span></text:p>
              <text:p text:style-name="psCode"><text:span text:style-name="tsDiag">`172.20.3.30` (node3's IP — use node3 as the management host for testing)</text:span></text:p>
              <text:p text:style-name="psCode"><text:span text:style-name="tsDiag"> </text:span></text:p>
              <text:p text:style-name="psCode"><text:span text:style-name="tsDiag">### Security requirements</text:span></text:p>
              <text:p text:style-name="psCode"><text:span text:style-name="tsDiag">1. Internet → node1: only TCP 80 and 443; all else DROP (no ICMP from internet)</text:span></text:p>
              <text:p text:style-name="psCode"><text:span text:style-name="tsDiag">2. node1 → node2: only TCP 8080 and ICMP for health checks</text:span></text:p>
              <text:p text:style-name="psCode"><text:span text:style-name="tsDiag">3. node2 → node3: only TCP 5432</text:span></text:p>
              <text:p text:style-name="psCode"><text:span text:style-name="tsDiag">4. Management host → all nodes: SSH (22) + ICMP</text:span></text:p>
              <text:p text:style-name="psCode"><text:span text:style-name="tsDiag">5. All outbound allowed from all nodes (for package updates etc.)</text:span></text:p>
              <text:p text:style-name="psCode"><text:span text:style-name="tsDiag">6. Logging: all denied packets must be logged</text:span></text:p>
              <text:p text:style-name="psCode"><text:span text:style-name="tsDiag">7. Rate limiting: max 50 new HTTP(S) connections/second per source IP; violators blocked 10 minutes</text:span></text:p>
              <text:p text:style-name="psCode"><text:span text:style-name="tsDiag">8. NAT: node1 masquerades for DMZ and Internal networks going to internet</text:span></text:p>
              <text:p text:style-name="psCode"><text:span text:style-name="tsDiag">9. Lockdown: enabled on all nodes; only root and NetworkManager whitelisted</text:span></text:p>
              <text:p text:style-name="psCode"><text:span text:style-name="tsDiag">10. nftables audit: all config changes logged to auditd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The Scenario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39861547955984_892"/>
            <table:table-column table:style-name="tcCol_139861547955984_765"/>
            <table:table-column table:style-name="tcCol_139861547955984_765"/>
            <table:table-column table:style-name="tcCol_139861547955984_765"/>
            <table:table-row>
              <table:table-cell table:style-name="tcsHeader">
                <text:p text:style-name="psCell"><text:span text:style-name="tsTh">Tier</text:span></text:p>
              </table:table-cell>
              <table:table-cell table:style-name="tcsHeader">
                <text:p text:style-name="psCell"><text:span text:style-name="tsTh">Host</text:span></text:p>
              </table:table-cell>
              <table:table-cell table:style-name="tcsHeader">
                <text:p text:style-name="psCell"><text:span text:style-name="tsTh">Services</text:span></text:p>
              </table:table-cell>
              <table:table-cell table:style-name="tcsHeader">
                <text:p text:style-name="psCell"><text:span text:style-name="tsTh">Allowed clients</text:span></text:p>
              </table:table-cell>
            </table:table-row>
            <table:table-row>
              <table:table-cell table:style-name="tcsRowA">
                <text:p text:style-name="psCell"><text:span text:style-name="tsTd">Gateway</text:span></text:p>
              </table:table-cell>
              <table:table-cell table:style-name="tcsRowA">
                <text:p text:style-name="psCell"><text:span text:style-name="tsTd">node1</text:span></text:p>
              </table:table-cell>
              <table:table-cell table:style-name="tcsRowA">
                <text:p text:style-name="psCell"><text:span text:style-name="tsTd">HTTPS (443), HTTP→HTTPS redirect (80), SSH admin (22)</text:span></text:p>
              </table:table-cell>
              <table:table-cell table:style-name="tcsRowA">
                <text:p text:style-name="psCell"><text:span text:style-name="tsTd">Internet (443/80), Management subnet only (22)</text:span></text:p>
              </table:table-cell>
            </table:table-row>
            <table:table-row>
              <table:table-cell table:style-name="tcsRowB">
                <text:p text:style-name="psCell"><text:span text:style-name="tsTd">Web/App</text:span></text:p>
              </table:table-cell>
              <table:table-cell table:style-name="tcsRowB">
                <text:p text:style-name="psCell"><text:span text:style-name="tsTd">node2</text:span></text:p>
              </table:table-cell>
              <table:table-cell table:style-name="tcsRowB">
                <text:p text:style-name="psCell"><text:span text:style-name="tsTd">HTTP (8080), SSH admin (22)</text:span></text:p>
              </table:table-cell>
              <table:table-cell table:style-name="tcsRowB">
                <text:p text:style-name="psCell"><text:span text:style-name="tsTd">node1 internal IP only (8080), Management subnet (22)</text:span></text:p>
              </table:table-cell>
            </table:table-row>
            <table:table-row>
              <table:table-cell table:style-name="tcsRowA">
                <text:p text:style-name="psCell"><text:span text:style-name="tsTd">Database</text:span></text:p>
              </table:table-cell>
              <table:table-cell table:style-name="tcsRowA">
                <text:p text:style-name="psCell"><text:span text:style-name="tsTd">node3</text:span></text:p>
              </table:table-cell>
              <table:table-cell table:style-name="tcsRowA">
                <text:p text:style-name="psCell"><text:span text:style-name="tsTd">PostgreSQL (5432), SSH admin (22)</text:span></text:p>
              </table:table-cell>
              <table:table-cell table:style-name="tcsRowA">
                <text:p text:style-name="psCell"><text:span text:style-name="tsTd">node2 IP only (5432), Management subnet (22)</text:span></text:p>
              </table:table-cell>
            </table:table-row>
          </table:table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ier | Host | Services | Allowed clients</text:span></text:p>
              <text:p text:style-name="psCode"><text:span text:style-name="tsDiag">------------------------------------------------------------</text:span></text:p>
              <text:p text:style-name="psCode"><text:span text:style-name="tsDiag">Gateway | node1 | HTTPS (443), HTTP→HTTPS redirect (80), SSH admin (22) | Internet (443/80), Management subnet only (22)</text:span></text:p>
              <text:p text:style-name="psCode"><text:span text:style-name="tsDiag">Web/App | node2 | HTTP (8080), SSH admin (22) | node1 internal IP only (8080), Management subnet (22)</text:span></text:p>
              <text:p text:style-name="psCode"><text:span text:style-name="tsDiag">Database | node3 | PostgreSQL (5432), SSH admin (22) | node2 IP only (5432), Management subnet (22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art 1 — Design (No Commands Yet)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Before writing a single firewall-cmd, document your design.</text:span></text:p>
            <text:p text:style-name="psBullet"><text:span text:style-name="tsBullet">◆ 1.1 — Zone assignment</text:span></text:p>
            <text:p text:style-name="psBullet"><text:span text:style-name="tsBullet">Fill in this table with your planned zone-to-interface mappings:</text:span></text:p>
            <text:p text:style-name="psBullet"><text:span text:style-name="tsBullet">◆ 1.2 — Policy requirements mapping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Before writing a single `firewall-cmd`, document your design.</text:span></text:p>
              <text:p text:style-name="psCode"><text:span text:style-name="tsDiag"> </text:span></text:p>
              <text:p text:style-name="psCode"><text:span text:style-name="tsDiag">### 1.1 — Zone assignment</text:span></text:p>
              <text:p text:style-name="psCode"><text:span text:style-name="tsDiag"> </text:span></text:p>
              <text:p text:style-name="psCode"><text:span text:style-name="tsDiag">Fill in this table with your planned zone-to-interface mappings:</text:span></text:p>
              <text:p text:style-name="psCode"><text:span text:style-name="tsDiag"> </text:span></text:p>
              <text:p text:style-name="psCode"><text:span text:style-name="tsDiag">| Node | Interface | Network | Planned Zone | Reasoning |</text:span></text:p>
              <text:p text:style-name="psCode"><text:span text:style-name="tsDiag">|------|-----------|---------|-------------|-----------|</text:span></text:p>
              <text:p text:style-name="psCode"><text:span text:style-name="tsDiag">| node1 | eth0 | 172.20.1.0/24 | `external` | Internet-facing; DROP target |</text:span></text:p>
              <text:p text:style-name="psCode"><text:span text:style-name="tsDiag">| node1 | eth1 | 172.20.2.0/24 | `dmz` | Semi-trusted DMZ servers |</text:span></text:p>
              <text:p text:style-name="psCode"><text:span text:style-name="tsDiag">| node1 | eth2 | 172.20.3.0/24 | `internal` | Trusted internal network |</text:span></text:p>
              <text:p text:style-name="psCode"><text:span text:style-name="tsDiag">| node2 | eth0 | 172.20.2.0/24 | `dmz` | Receives traffic from gateway |</text:span></text:p>
              <text:p text:style-name="psCode"><text:span text:style-name="tsDiag">| node3 | eth0 | 172.20.3.0/24 | `internal` | Isolated database tier |</text:span></text:p>
              <text:p text:style-name="psCode"><text:span text:style-name="tsDiag"> </text:span></text:p>
              <text:p text:style-name="psCode"><text:span text:style-name="tsDiag">### 1.2 — Policy requirements mapping</text:span></text:p>
              <text:p text:style-name="psCode"><text:span text:style-name="tsDiag"> </text:span></text:p>
              <text:p text:style-name="psCode"><text:span text:style-name="tsDiag">| Requirement | firewalld mechanism | Module reference |</text:span></text:p>
              <text:p text:style-name="psCode"><text:span text:style-name="tsDiag">|-------------|--------------------|-----------------:|</text:span></text:p>
              <text:p text:style-name="psCode"><text:span text:style-name="tsDiag">| Internet → node1 (443/80 only) | `external` zone services | Module 04 |</text:span></text:p>
              <text:p text:style-name="psCode"><text:span text:style-name="tsDiag">| Block all else at node1 external | Zone target=DROP + LogDenied | Modules 03, 10 |</text:span></text:p>
              <text:p text:style-name="psCode"><text:span text:style-name="tsDiag">| node1 → node2 (8080 + ICMP) | `dmz` zone policy or rich rule | Modules 05, 06 |</text:span></text:p>
              <text:p text:style-name="psCode"><text:span text:style-name="tsDiag">| node2 → node3 (5432 only) | `internal` zone service | Module 04 |</text:span></text:p>
              <text:p text:style-name="psCode"><text:span text:style-name="tsDiag">| Management SSH/ICMP everywhere | Source-based zone + service | Module 03 |</text:span></text:p>
              <text:p text:style-name="psCode"><text:span text:style-name="tsDiag">| NAT / masquerade | external zone masquerade | Module 07 |</text:span></text:p>
              <text:p text:style-name="psCode"><text:span text:style-name="tsDiag">| Rate limiting | Custom nftables meter | Module 12 |</text:span></text:p>
              <text:p text:style-name="psCode"><text:span text:style-name="tsDiag">| Lockdown | lockdown-on + whitelist | Module 11 |</text:span></text:p>
              <text:p text:style-name="psCode"><text:span text:style-name="tsDiag">| Logging denied | LogDenied=all | Module 10 |</text:span></text:p>
              <text:p text:style-name="psCode"><text:span text:style-name="tsDiag">| Audit | auditctl on /etc/firewalld | Module 11 |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Part 1 — Design (No Commands Yet)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39861547726416_892"/>
            <table:table-column table:style-name="tcCol_139861547726416_574"/>
            <table:table-column table:style-name="tcCol_139861547726416_574"/>
            <table:table-column table:style-name="tcCol_139861547726416_574"/>
            <table:table-column table:style-name="tcCol_139861547726416_574"/>
            <table:table-row>
              <table:table-cell table:style-name="tcsHeader">
                <text:p text:style-name="psCell"><text:span text:style-name="tsTh">Node</text:span></text:p>
              </table:table-cell>
              <table:table-cell table:style-name="tcsHeader">
                <text:p text:style-name="psCell"><text:span text:style-name="tsTh">Interface</text:span></text:p>
              </table:table-cell>
              <table:table-cell table:style-name="tcsHeader">
                <text:p text:style-name="psCell"><text:span text:style-name="tsTh">Network</text:span></text:p>
              </table:table-cell>
              <table:table-cell table:style-name="tcsHeader">
                <text:p text:style-name="psCell"><text:span text:style-name="tsTh">Planned Zone</text:span></text:p>
              </table:table-cell>
              <table:table-cell table:style-name="tcsHeader">
                <text:p text:style-name="psCell"><text:span text:style-name="tsTh">Reasoning</text:span></text:p>
              </table:table-cell>
            </table:table-row>
            <table:table-row>
              <table:table-cell table:style-name="tcsRowA">
                <text:p text:style-name="psCell"><text:span text:style-name="tsTd">node1</text:span></text:p>
              </table:table-cell>
              <table:table-cell table:style-name="tcsRowA">
                <text:p text:style-name="psCell"><text:span text:style-name="tsTd">eth0</text:span></text:p>
              </table:table-cell>
              <table:table-cell table:style-name="tcsRowA">
                <text:p text:style-name="psCell"><text:span text:style-name="tsTd">172.20.1.0/24</text:span></text:p>
              </table:table-cell>
              <table:table-cell table:style-name="tcsRowA">
                <text:p text:style-name="psCell"><text:span text:style-name="tsTd">external</text:span></text:p>
              </table:table-cell>
              <table:table-cell table:style-name="tcsRowA">
                <text:p text:style-name="psCell"><text:span text:style-name="tsTd">Internet-facing; DROP target</text:span></text:p>
              </table:table-cell>
            </table:table-row>
            <table:table-row>
              <table:table-cell table:style-name="tcsRowB">
                <text:p text:style-name="psCell"><text:span text:style-name="tsTd">node1</text:span></text:p>
              </table:table-cell>
              <table:table-cell table:style-name="tcsRowB">
                <text:p text:style-name="psCell"><text:span text:style-name="tsTd">eth1</text:span></text:p>
              </table:table-cell>
              <table:table-cell table:style-name="tcsRowB">
                <text:p text:style-name="psCell"><text:span text:style-name="tsTd">172.20.2.0/24</text:span></text:p>
              </table:table-cell>
              <table:table-cell table:style-name="tcsRowB">
                <text:p text:style-name="psCell"><text:span text:style-name="tsTd">dmz</text:span></text:p>
              </table:table-cell>
              <table:table-cell table:style-name="tcsRowB">
                <text:p text:style-name="psCell"><text:span text:style-name="tsTd">Semi-trusted DMZ servers</text:span></text:p>
              </table:table-cell>
            </table:table-row>
            <table:table-row>
              <table:table-cell table:style-name="tcsRowA">
                <text:p text:style-name="psCell"><text:span text:style-name="tsTd">node1</text:span></text:p>
              </table:table-cell>
              <table:table-cell table:style-name="tcsRowA">
                <text:p text:style-name="psCell"><text:span text:style-name="tsTd">eth2</text:span></text:p>
              </table:table-cell>
              <table:table-cell table:style-name="tcsRowA">
                <text:p text:style-name="psCell"><text:span text:style-name="tsTd">172.20.3.0/24</text:span></text:p>
              </table:table-cell>
              <table:table-cell table:style-name="tcsRowA">
                <text:p text:style-name="psCell"><text:span text:style-name="tsTd">internal</text:span></text:p>
              </table:table-cell>
              <table:table-cell table:style-name="tcsRowA">
                <text:p text:style-name="psCell"><text:span text:style-name="tsTd">Trusted internal network</text:span></text:p>
              </table:table-cell>
            </table:table-row>
            <table:table-row>
              <table:table-cell table:style-name="tcsRowB">
                <text:p text:style-name="psCell"><text:span text:style-name="tsTd">node2</text:span></text:p>
              </table:table-cell>
              <table:table-cell table:style-name="tcsRowB">
                <text:p text:style-name="psCell"><text:span text:style-name="tsTd">eth0</text:span></text:p>
              </table:table-cell>
              <table:table-cell table:style-name="tcsRowB">
                <text:p text:style-name="psCell"><text:span text:style-name="tsTd">172.20.2.0/24</text:span></text:p>
              </table:table-cell>
              <table:table-cell table:style-name="tcsRowB">
                <text:p text:style-name="psCell"><text:span text:style-name="tsTd">dmz</text:span></text:p>
              </table:table-cell>
              <table:table-cell table:style-name="tcsRowB">
                <text:p text:style-name="psCell"><text:span text:style-name="tsTd">Receives traffic from gateway</text:span></text:p>
              </table:table-cell>
            </table:table-row>
            <table:table-row>
              <table:table-cell table:style-name="tcsRowA">
                <text:p text:style-name="psCell"><text:span text:style-name="tsTd">node3</text:span></text:p>
              </table:table-cell>
              <table:table-cell table:style-name="tcsRowA">
                <text:p text:style-name="psCell"><text:span text:style-name="tsTd">eth0</text:span></text:p>
              </table:table-cell>
              <table:table-cell table:style-name="tcsRowA">
                <text:p text:style-name="psCell"><text:span text:style-name="tsTd">172.20.3.0/24</text:span></text:p>
              </table:table-cell>
              <table:table-cell table:style-name="tcsRowA">
                <text:p text:style-name="psCell"><text:span text:style-name="tsTd">internal</text:span></text:p>
              </table:table-cell>
              <table:table-cell table:style-name="tcsRowA">
                <text:p text:style-name="psCell"><text:span text:style-name="tsTd">Isolated database tier</text:span></text:p>
              </table:table-cell>
            </table:table-row>
          </table:table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ode | Interface | Network | Planned Zone | Reasoning</text:span></text:p>
              <text:p text:style-name="psCode"><text:span text:style-name="tsDiag">------------------------------------------------------------</text:span></text:p>
              <text:p text:style-name="psCode"><text:span text:style-name="tsDiag">node1 | eth0 | 172.20.1.0/24 | external | Internet-facing; DROP target</text:span></text:p>
              <text:p text:style-name="psCode"><text:span text:style-name="tsDiag">node1 | eth1 | 172.20.2.0/24 | dmz | Semi-trusted DMZ servers</text:span></text:p>
              <text:p text:style-name="psCode"><text:span text:style-name="tsDiag">node1 | eth2 | 172.20.3.0/24 | internal | Trusted internal network</text:span></text:p>
              <text:p text:style-name="psCode"><text:span text:style-name="tsDiag">node2 | eth0 | 172.20.2.0/24 | dmz | Receives traffic from gateway</text:span></text:p>
              <text:p text:style-name="psCode"><text:span text:style-name="tsDiag">node3 | eth0 | 172.20.3.0/24 | internal | Isolated database tier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Part 1 — Design (No Commands Yet)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39861548688224_892"/>
            <table:table-column table:style-name="tcCol_139861548688224_1148"/>
            <table:table-column table:style-name="tcCol_139861548688224_1148"/>
            <table:table-row>
              <table:table-cell table:style-name="tcsHeader">
                <text:p text:style-name="psCell"><text:span text:style-name="tsTh">Requirement</text:span></text:p>
              </table:table-cell>
              <table:table-cell table:style-name="tcsHeader">
                <text:p text:style-name="psCell"><text:span text:style-name="tsTh">firewalld mechanism</text:span></text:p>
              </table:table-cell>
              <table:table-cell table:style-name="tcsHeader">
                <text:p text:style-name="psCell"><text:span text:style-name="tsTh">Module reference</text:span></text:p>
              </table:table-cell>
            </table:table-row>
            <table:table-row>
              <table:table-cell table:style-name="tcsRowA">
                <text:p text:style-name="psCell"><text:span text:style-name="tsTd">Internet → node1 (443/80 only)</text:span></text:p>
              </table:table-cell>
              <table:table-cell table:style-name="tcsRowA">
                <text:p text:style-name="psCell"><text:span text:style-name="tsTd">external zone services</text:span></text:p>
              </table:table-cell>
              <table:table-cell table:style-name="tcsRowA">
                <text:p text:style-name="psCell"><text:span text:style-name="tsTd">Module 04</text:span></text:p>
              </table:table-cell>
            </table:table-row>
            <table:table-row>
              <table:table-cell table:style-name="tcsRowB">
                <text:p text:style-name="psCell"><text:span text:style-name="tsTd">Block all else at node1 external</text:span></text:p>
              </table:table-cell>
              <table:table-cell table:style-name="tcsRowB">
                <text:p text:style-name="psCell"><text:span text:style-name="tsTd">Zone target=DROP + LogDenied</text:span></text:p>
              </table:table-cell>
              <table:table-cell table:style-name="tcsRowB">
                <text:p text:style-name="psCell"><text:span text:style-name="tsTd">Modules 03, 10</text:span></text:p>
              </table:table-cell>
            </table:table-row>
            <table:table-row>
              <table:table-cell table:style-name="tcsRowA">
                <text:p text:style-name="psCell"><text:span text:style-name="tsTd">node1 → node2 (8080 + ICMP)</text:span></text:p>
              </table:table-cell>
              <table:table-cell table:style-name="tcsRowA">
                <text:p text:style-name="psCell"><text:span text:style-name="tsTd">dmz zone policy or rich rule</text:span></text:p>
              </table:table-cell>
              <table:table-cell table:style-name="tcsRowA">
                <text:p text:style-name="psCell"><text:span text:style-name="tsTd">Modules 05, 06</text:span></text:p>
              </table:table-cell>
            </table:table-row>
            <table:table-row>
              <table:table-cell table:style-name="tcsRowB">
                <text:p text:style-name="psCell"><text:span text:style-name="tsTd">node2 → node3 (5432 only)</text:span></text:p>
              </table:table-cell>
              <table:table-cell table:style-name="tcsRowB">
                <text:p text:style-name="psCell"><text:span text:style-name="tsTd">internal zone service</text:span></text:p>
              </table:table-cell>
              <table:table-cell table:style-name="tcsRowB">
                <text:p text:style-name="psCell"><text:span text:style-name="tsTd">Module 04</text:span></text:p>
              </table:table-cell>
            </table:table-row>
            <table:table-row>
              <table:table-cell table:style-name="tcsRowA">
                <text:p text:style-name="psCell"><text:span text:style-name="tsTd">Management SSH/ICMP everywhere</text:span></text:p>
              </table:table-cell>
              <table:table-cell table:style-name="tcsRowA">
                <text:p text:style-name="psCell"><text:span text:style-name="tsTd">Source-based zone + service</text:span></text:p>
              </table:table-cell>
              <table:table-cell table:style-name="tcsRowA">
                <text:p text:style-name="psCell"><text:span text:style-name="tsTd">Module 03</text:span></text:p>
              </table:table-cell>
            </table:table-row>
            <table:table-row>
              <table:table-cell table:style-name="tcsRowB">
                <text:p text:style-name="psCell"><text:span text:style-name="tsTd">NAT / masquerade</text:span></text:p>
              </table:table-cell>
              <table:table-cell table:style-name="tcsRowB">
                <text:p text:style-name="psCell"><text:span text:style-name="tsTd">external zone masquerade</text:span></text:p>
              </table:table-cell>
              <table:table-cell table:style-name="tcsRowB">
                <text:p text:style-name="psCell"><text:span text:style-name="tsTd">Module 07</text:span></text:p>
              </table:table-cell>
            </table:table-row>
            <table:table-row>
              <table:table-cell table:style-name="tcsRowA">
                <text:p text:style-name="psCell"><text:span text:style-name="tsTd">Rate limiting</text:span></text:p>
              </table:table-cell>
              <table:table-cell table:style-name="tcsRowA">
                <text:p text:style-name="psCell"><text:span text:style-name="tsTd">Custom nftables meter</text:span></text:p>
              </table:table-cell>
              <table:table-cell table:style-name="tcsRowA">
                <text:p text:style-name="psCell"><text:span text:style-name="tsTd">Module 12</text:span></text:p>
              </table:table-cell>
            </table:table-row>
            <table:table-row>
              <table:table-cell table:style-name="tcsRowB">
                <text:p text:style-name="psCell"><text:span text:style-name="tsTd">Lockdown</text:span></text:p>
              </table:table-cell>
              <table:table-cell table:style-name="tcsRowB">
                <text:p text:style-name="psCell"><text:span text:style-name="tsTd">lockdown-on + whitelist</text:span></text:p>
              </table:table-cell>
              <table:table-cell table:style-name="tcsRowB">
                <text:p text:style-name="psCell"><text:span text:style-name="tsTd">Module 11</text:span></text:p>
              </table:table-cell>
            </table:table-row>
            <table:table-row>
              <table:table-cell table:style-name="tcsRowA">
                <text:p text:style-name="psCell"><text:span text:style-name="tsTd">Logging denied</text:span></text:p>
              </table:table-cell>
              <table:table-cell table:style-name="tcsRowA">
                <text:p text:style-name="psCell"><text:span text:style-name="tsTd">LogDenied=all</text:span></text:p>
              </table:table-cell>
              <table:table-cell table:style-name="tcsRowA">
                <text:p text:style-name="psCell"><text:span text:style-name="tsTd">Module 10</text:span></text:p>
              </table:table-cell>
            </table:table-row>
            <table:table-row>
              <table:table-cell table:style-name="tcsRowB">
                <text:p text:style-name="psCell"><text:span text:style-name="tsTd">Audit</text:span></text:p>
              </table:table-cell>
              <table:table-cell table:style-name="tcsRowB">
                <text:p text:style-name="psCell"><text:span text:style-name="tsTd">auditctl on /etc/firewalld</text:span></text:p>
              </table:table-cell>
              <table:table-cell table:style-name="tcsRowB">
                <text:p text:style-name="psCell"><text:span text:style-name="tsTd">Module 11</text:span></text:p>
              </table:table-cell>
            </table:table-row>
          </table:table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Requirement | firewalld mechanism | Module reference</text:span></text:p>
              <text:p text:style-name="psCode"><text:span text:style-name="tsDiag">------------------------------------------------------------</text:span></text:p>
              <text:p text:style-name="psCode"><text:span text:style-name="tsDiag">Internet → node1 (443/80 only) | external zone services | Module 04</text:span></text:p>
              <text:p text:style-name="psCode"><text:span text:style-name="tsDiag">Block all else at node1 external | Zone target=DROP + LogDenied | Modules 03, 10</text:span></text:p>
              <text:p text:style-name="psCode"><text:span text:style-name="tsDiag">node1 → node2 (8080 + ICMP) | dmz zone policy or rich rule | Modules 05, 06</text:span></text:p>
              <text:p text:style-name="psCode"><text:span text:style-name="tsDiag">node2 → node3 (5432 only) | internal zone service | Module 04</text:span></text:p>
              <text:p text:style-name="psCode"><text:span text:style-name="tsDiag">Management SSH/ICMP everywhere | Source-based zone + service | Module 03</text:span></text:p>
              <text:p text:style-name="psCode"><text:span text:style-name="tsDiag">NAT / masquerade | external zone masquerade | Module 07</text:span></text:p>
              <text:p text:style-name="psCode"><text:span text:style-name="tsDiag">Rate limiting | Custom nftables meter | Module 12</text:span></text:p>
              <text:p text:style-name="psCode"><text:span text:style-name="tsDiag">Lockdown | lockdown-on + whitelist | Module 11</text:span></text:p>
              <text:p text:style-name="psCode"><text:span text:style-name="tsDiag">Logging denied | LogDenied=all | Module 10</text:span></text:p>
              <text:p text:style-name="psCode"><text:span text:style-name="tsDiag">Audit | auditctl on /etc/firewalld | Module 11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art 2 — Node 1 (Gateway) Configuration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Step 2.1 — Verify lab is running and nodes are reachable</text:span></text:p>
            <text:p text:style-name="psBullet"><text:span text:style-name="tsBullet">◆ Step 2.2 — Assign interfaces to zones on node1</text:span></text:p>
            <text:p text:style-name="psBullet"><text:span text:style-name="tsBullet">◆ Step 2.3 — Configure the external zone</text:span></text:p>
            <text:p text:style-name="psBullet"><text:span text:style-name="tsBullet">◆ Step 2.4 — Configure the DMZ zone on node1 (toward node2)</text:span></text:p>
            <text:p text:style-name="psBullet"><text:span text:style-name="tsBullet">◆ Step 2.5 — Configure the internal zone on node1 (toward node3)</text:span></text:p>
            <text:p text:style-name="psBullet"><text:span text:style-name="tsBullet">◆ Step 2.6 — Port forwarding: HTTPS on node1 → HTTP on node2</text:span></text:p>
            <text:p text:style-name="psBullet"><text:span text:style-name="tsBullet">◆ Step 2.7 — Set up inter-zone policy (node1 as router)</text:span></text:p>
            <text:p text:style-name="psBullet"><text:span text:style-name="tsBullet">◆ Step 2.8 — Rate limiting with custom nftables (on node1)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Step 2.9 — Lockdown on node1</text:span></text:p>
              <text:p text:style-name="psCode"><text:span text:style-name="tsDiag"> </text:span></text:p>
              <text:p text:style-name="psCode"><text:span text:style-name="tsDiag">### Step 2.1 — Verify lab is running and nodes are reachabl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~/firewalld-lab/start-lab.sh</text:span></text:p>
              <text:p text:style-name="psCode"><text:span text:style-name="tsDiag"> </text:span></text:p>
              <text:p text:style-name="psCode"><text:span text:style-name="tsDiag">podman exec node1 firewall-cmd --state</text:span></text:p>
              <text:p text:style-name="psCode"><text:span text:style-name="tsDiag">podman exec node2 firewall-cmd --state</text:span></text:p>
              <text:p text:style-name="psCode"><text:span text:style-name="tsDiag">podman exec node3 firewall-cmd --stat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2.2 — Assign interfaces to zones on node1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-it node1 bash</text:span></text:p>
              <text:p text:style-name="psCode"><text:span text:style-name="tsDiag"> </text:span></text:p>
              <text:p text:style-name="psCode"><text:span text:style-name="tsDiag">firewall-cmd --get-active-zones</text:span></text:p>
              <text:p text:style-name="psCode"><text:span text:style-name="tsDiag">ip addr show</text:span></text:p>
              <text:p text:style-name="psCode"><text:span text:style-name="tsDiag"> </text:span></text:p>
              <text:p text:style-name="psCode"><text:span text:style-name="tsDiag">firewall-cmd --zone=external --add-interface=eth0 --permanent</text:span></text:p>
              <text:p text:style-name="psCode"><text:span text:style-name="tsDiag"> </text:span></text:p>
              <text:p text:style-name="psCode"><text:span text:style-name="tsDiag">firewall-cmd --zone=dmz --add-interface=eth1 --permanent</text:span></text:p>
              <text:p text:style-name="psCode"><text:span text:style-name="tsDiag"> </text:span></text:p>
              <text:p text:style-name="psCode"><text:span text:style-name="tsDiag">firewall-cmd --zone=internal --add-interface=eth2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get-active-zon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2.3 — Configure the external zon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external --set-target=DROP --permanent</text:span></text:p>
              <text:p text:style-name="psCode"><text:span text:style-name="tsDiag"> </text:span></text:p>
              <text:p text:style-name="psCode"><text:span text:style-name="tsDiag">firewall-cmd --zone=external --add-service=http --permanent</text:span></text:p>
              <text:p text:style-name="psCode"><text:span text:style-name="tsDiag">firewall-cmd --zone=external --add-service=https --permanent</text:span></text:p>
              <text:p text:style-name="psCode"><text:span text:style-name="tsDiag"> </text:span></text:p>
              <text:p text:style-name="psCode"><text:span text:style-name="tsDiag">firewall-cmd --zone=external --add-icmp-block=echo-request --permanent</text:span></text:p>
              <text:p text:style-name="psCode"><text:span text:style-name="tsDiag">firewall-cmd --zone=external --add-icmp-block=echo-reply --permanent</text:span></text:p>
              <text:p text:style-name="psCode"><text:span text:style-name="tsDiag"> </text:span></text:p>
              <text:p text:style-name="psCode"><text:span text:style-name="tsDiag">firewall-cmd --zone=external --remove-service=ssh --permanent 2&gt;/dev/null || true</text:span></text:p>
              <text:p text:style-name="psCode"><text:span text:style-name="tsDiag"> </text:span></text:p>
              <text:p text:style-name="psCode"><text:span text:style-name="tsDiag">firewall-cmd --zone=external --add-masquerade --permanent</text:span></text:p>
              <text:p text:style-name="psCode"><text:span text:style-name="tsDiag"> </text:span></text:p>
              <text:p text:style-name="psCode"><text:span text:style-name="tsDiag">firewall-cmd --set-log-denied=all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 </text:span></text:p>
              <text:p text:style-name="psCode"><text:span text:style-name="tsDiag">firewall-cmd --zone=external --list-all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2.4 — Configure the DMZ zone on node1 (toward node2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 </text:span></text:p>
              <text:p text:style-name="psCode"><text:span text:style-name="tsDiag">firewall-cmd --zone=dmz --add-service=http --permanent</text:span></text:p>
              <text:p text:style-name="psCode"><text:span text:style-name="tsDiag"> </text:span></text:p>
              <text:p text:style-name="psCode"><text:span text:style-name="tsDiag">firewall-cmd --zone=dmz --add-protocol=icmp --permanent</text:span></text:p>
              <text:p text:style-name="psCode"><text:span text:style-name="tsDiag"> </text:span></text:p>
              <text:p text:style-name="psCode"><text:span text:style-name="tsDiag">firewall-cmd --zone=dmz --remove-service=ssh --permanent 2&gt;/dev/null || true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zone=dmz --list-all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2.5 — Configure the internal zone on node1 (toward node3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internal --add-service=ssh --permanent</text:span></text:p>
              <text:p text:style-name="psCode"><text:span text:style-name="tsDiag">firewall-cmd --zone=internal --add-protocol=icmp --permanent</text:span></text:p>
              <text:p text:style-name="psCode"><text:span text:style-name="tsDiag"> </text:span></text:p>
              <text:p text:style-name="psCode"><text:span text:style-name="tsDiag">firewall-cmd --zone=internal --add-source=172.20.3.30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zone=internal --list-all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2.6 — Port forwarding: HTTPS on node1 → HTTP on node2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external --add-forward-port=\</text:span></text:p>
              <text:p text:style-name="psCode"><text:span text:style-name="tsDiag">port=443:proto=tcp:toport=8080:toaddr=172.20.2.20 --permanent</text:span></text:p>
              <text:p text:style-name="psCode"><text:span text:style-name="tsDiag"> </text:span></text:p>
              <text:p text:style-name="psCode"><text:span text:style-name="tsDiag">firewall-cmd --zone=external --add-forward-port=\</text:span></text:p>
              <text:p text:style-name="psCode"><text:span text:style-name="tsDiag">port=80:proto=tcp:toport=8080:toaddr=172.20.2.20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2.7 — Set up inter-zone policy (node1 as router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new-policy=ext-to-dmz --permanent</text:span></text:p>
              <text:p text:style-name="psCode"><text:span text:style-name="tsDiag">firewall-cmd --policy=ext-to-dmz --add-ingress-zone=external --permanent</text:span></text:p>
              <text:p text:style-name="psCode"><text:span text:style-name="tsDiag">firewall-cmd --policy=ext-to-dmz --add-egress-zone=dmz --permanent</text:span></text:p>
              <text:p text:style-name="psCode"><text:span text:style-name="tsDiag">firewall-cmd --policy=ext-to-dmz --set-target=ACCEPT --permanent</text:span></text:p>
              <text:p text:style-name="psCode"><text:span text:style-name="tsDiag"> </text:span></text:p>
              <text:p text:style-name="psCode"><text:span text:style-name="tsDiag">firewall-cmd --new-policy=dmz-to-ext --permanent</text:span></text:p>
              <text:p text:style-name="psCode"><text:span text:style-name="tsDiag">firewall-cmd --policy=dmz-to-ext --add-ingress-zone=dmz --permanent</text:span></text:p>
              <text:p text:style-name="psCode"><text:span text:style-name="tsDiag">firewall-cmd --policy=dmz-to-ext --add-egress-zone=external --permanent</text:span></text:p>
              <text:p text:style-name="psCode"><text:span text:style-name="tsDiag">firewall-cmd --policy=dmz-to-ext --set-target=ACCEPT --permanent</text:span></text:p>
              <text:p text:style-name="psCode"><text:span text:style-name="tsDiag"> </text:span></text:p>
              <text:p text:style-name="psCode"><text:span text:style-name="tsDiag">firewall-cmd --new-policy=int-to-ext --permanent</text:span></text:p>
              <text:p text:style-name="psCode"><text:span text:style-name="tsDiag">firewall-cmd --policy=int-to-ext --add-ingress-zone=internal --permanent</text:span></text:p>
              <text:p text:style-name="psCode"><text:span text:style-name="tsDiag">firewall-cmd --policy=int-to-ext --add-egress-zone=external --permanent</text:span></text:p>
              <text:p text:style-name="psCode"><text:span text:style-name="tsDiag">firewall-cmd --policy=int-to-ext --set-target=ACCEPT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list-all-polici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2.8 — Rate limiting with custom nftables (on node1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at &gt; /etc/nftables.d/ratelimit.nft &lt;&lt; 'EOF'</text:span></text:p>
              <text:p text:style-name="psCode"><text:span text:style-name="tsDiag">table inet http_guard {</text:span></text:p>
              <text:p text:style-name="psCode"><text:span text:style-name="tsDiag"> </text:span></text:p>
              <text:p text:style-name="psCode"><text:span text:style-name="tsDiag">    set burst_blocked {</text:span></text:p>
              <text:p text:style-name="psCode"><text:span text:style-name="tsDiag">        type ipv4_addr</text:span></text:p>
              <text:p text:style-name="psCode"><text:span text:style-name="tsDiag">        flags dynamic, timeout</text:span></text:p>
              <text:p text:style-name="psCode"><text:span text:style-name="tsDiag">        timeout 10m</text:span></text:p>
              <text:p text:style-name="psCode"><text:span text:style-name="tsDiag">        comment "IPs auto-blocked for exceeding rate limit"</text:span></text:p>
              <text:p text:style-name="psCode"><text:span text:style-name="tsDiag">    }</text:span></text:p>
              <text:p text:style-name="psCode"><text:span text:style-name="tsDiag"> </text:span></text:p>
              <text:p text:style-name="psCode"><text:span text:style-name="tsDiag">    chain input_http_guard {</text:span></text:p>
              <text:p text:style-name="psCode"><text:span text:style-name="tsDiag">        type filter hook input priority -2;</text:span></text:p>
              <text:p text:style-name="psCode"><text:span text:style-name="tsDiag"> </text:span></text:p>
              <text:p text:style-name="psCode"><text:span text:style-name="tsDiag">        # Established connections skip rate check</text:span></text:p>
              <text:p text:style-name="psCode"><text:span text:style-name="tsDiag">        ct state established,related accept</text:span></text:p>
              <text:p text:style-name="psCode"><text:span text:style-name="tsDiag"> </text:span></text:p>
              <text:p text:style-name="psCode"><text:span text:style-name="tsDiag">        # Drop already-blocked sources immediately</text:span></text:p>
              <text:p text:style-name="psCode"><text:span text:style-name="tsDiag">        ip saddr @burst_blocked drop</text:span></text:p>
              <text:p text:style-name="psCode"><text:span text:style-name="tsDiag"> </text:span></text:p>
              <text:p text:style-name="psCode"><text:span text:style-name="tsDiag">        # Rate limit new HTTP/HTTPS connections</text:span></text:p>
              <text:p text:style-name="psCode"><text:span text:style-name="tsDiag">        tcp dport { 80, 443 } ct state new \</text:span></text:p>
              <text:p text:style-name="psCode"><text:span text:style-name="tsDiag">            meter http_rate { ip saddr limit rate over 50/second burst 100 packets } \</text:span></text:p>
              <text:p text:style-name="psCode"><text:span text:style-name="tsDiag">            add @burst_blocked { ip saddr } \</text:span></text:p>
              <text:p text:style-name="psCode"><text:span text:style-name="tsDiag">            drop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ratelimit.nft</text:span></text:p>
              <text:p text:style-name="psCode"><text:span text:style-name="tsDiag">nft list table inet http_guar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2.9 — Lockdown on node1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at &gt; /etc/firewalld/lockdown-whitelist.xml &lt;&lt; 'EOF'</text:span></text:p>
              <text:p text:style-name="psCode"><text:span text:style-name="tsDiag">&lt;?xml version="1.0" encoding="utf-8"?&gt;</text:span></text:p>
              <text:p text:style-name="psCode"><text:span text:style-name="tsDiag">&lt;whitelist&gt;</text:span></text:p>
              <text:p text:style-name="psCode"><text:span text:style-name="tsDiag">  &lt;command name="/usr/bin/python3 -s /usr/bin/firewall-cmd*"/&gt;</text:span></text:p>
              <text:p text:style-name="psCode"><text:span text:style-name="tsDiag">  &lt;selinux context="system_u:system_r:NetworkManager_t:s0"/&gt;</text:span></text:p>
              <text:p text:style-name="psCode"><text:span text:style-name="tsDiag">  &lt;user id="0"/&gt;</text:span></text:p>
              <text:p text:style-name="psCode"><text:span text:style-name="tsDiag">&lt;/whitelist&gt;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sed -i 's/^#*Lockdown=.*/Lockdown=yes/' /etc/firewalld/firewalld.conf</text:span></text:p>
              <text:p text:style-name="psCode"><text:span text:style-name="tsDiag">grep -q "^Lockdown=" /etc/firewalld/firewalld.conf || echo "Lockdown=yes" &gt;&gt; /etc/firewalld/firewalld.conf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query-lockdown   # → y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2 — Node 1 (Gateway) Configuration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~/firewalld-lab/start-lab.sh</text:span><text:line-break/><text:span text:style-name="tsCodeDyn_11_A8FF60_DejaVuSansMono"> </text:span><text:line-break/><text:span text:style-name="tsCodeDyn_11_A8FF60_DejaVuSansMono">podman exec node1 firewall-cmd --state</text:span><text:line-break/><text:span text:style-name="tsCodeDyn_11_A8FF60_DejaVuSansMono">podman exec node2 firewall-cmd --state</text:span><text:line-break/><text:span text:style-name="tsCodeDyn_11_A8FF60_DejaVuSansMono">podman exec node3 firewall-cmd --state</text:span><text:line-break/><text:span text:style-name="tsCodeDyn_11_A8FF60_DejaVuSansMono"> </text:span><text:line-break/><text:span text:style-name="tsCodeDyn_11_A8FF60_DejaVuSansMono">podman exec -it node1 bash</text:span><text:line-break/><text:span text:style-name="tsCodeDyn_11_A8FF60_DejaVuSansMono"> </text:span><text:line-break/><text:span text:style-name="tsCodeDyn_11_A8FF60_DejaVuSansMono">firewall-cmd --get-active-zones</text:span><text:line-break/><text:span text:style-name="tsCodeDyn_11_A8FF60_DejaVuSansMono">ip addr show</text:span><text:line-break/><text:span text:style-name="tsCodeDyn_11_A8FF60_DejaVuSansMono"> </text:span><text:line-break/><text:span text:style-name="tsCodeDyn_11_A8FF60_DejaVuSansMono">firewall-cmd --zone=external --add-interface=eth0 --permanent</text:span><text:line-break/><text:span text:style-name="tsCodeDyn_11_A8FF60_DejaVuSansMono"> </text:span><text:line-break/><text:span text:style-name="tsCodeDyn_11_A8FF60_DejaVuSansMono">firewall-cmd --zone=dmz --add-interface=eth1 --permanent</text:span><text:line-break/><text:span text:style-name="tsCodeDyn_11_A8FF60_DejaVuSansMono"> </text:span><text:line-break/><text:span text:style-name="tsCodeDyn_11_A8FF60_DejaVuSansMono">firewall-cmd --zone=internal --add-interface=eth2 --permanent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firewall-cmd --get-active-zones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~/firewalld-lab/start-lab.sh</text:span></text:p>
              <text:p text:style-name="psCode"><text:span text:style-name="tsDiag"> </text:span></text:p>
              <text:p text:style-name="psCode"><text:span text:style-name="tsDiag">podman exec node1 firewall-cmd --state</text:span></text:p>
              <text:p text:style-name="psCode"><text:span text:style-name="tsDiag">podman exec node2 firewall-cmd --state</text:span></text:p>
              <text:p text:style-name="psCode"><text:span text:style-name="tsDiag">podman exec node3 firewall-cmd --state</text:span></text:p>
              <text:p text:style-name="psCode"><text:span text:style-name="tsDiag"> </text:span></text:p>
              <text:p text:style-name="psCode"><text:span text:style-name="tsDiag">podman exec -it node1 bash</text:span></text:p>
              <text:p text:style-name="psCode"><text:span text:style-name="tsDiag"> </text:span></text:p>
              <text:p text:style-name="psCode"><text:span text:style-name="tsDiag">firewall-cmd --get-active-zones</text:span></text:p>
              <text:p text:style-name="psCode"><text:span text:style-name="tsDiag">ip addr show</text:span></text:p>
              <text:p text:style-name="psCode"><text:span text:style-name="tsDiag"> </text:span></text:p>
              <text:p text:style-name="psCode"><text:span text:style-name="tsDiag">firewall-cmd --zone=external --add-interface=eth0 --permanent</text:span></text:p>
              <text:p text:style-name="psCode"><text:span text:style-name="tsDiag"> </text:span></text:p>
              <text:p text:style-name="psCode"><text:span text:style-name="tsDiag">firewall-cmd --zone=dmz --add-interface=eth1 --permanent</text:span></text:p>
              <text:p text:style-name="psCode"><text:span text:style-name="tsDiag"> </text:span></text:p>
              <text:p text:style-name="psCode"><text:span text:style-name="tsDiag">firewall-cmd --zone=internal --add-interface=eth2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get-active-zones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2 — Node 1 (Gateway) Configuration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irewall-cmd --zone=external --set-target=DROP --permanent</text:span><text:line-break/><text:span text:style-name="tsCodeDyn_11_A8FF60_DejaVuSansMono"> </text:span><text:line-break/><text:span text:style-name="tsCodeDyn_11_A8FF60_DejaVuSansMono">firewall-cmd --zone=external --add-service=http --permanent</text:span><text:line-break/><text:span text:style-name="tsCodeDyn_11_A8FF60_DejaVuSansMono">firewall-cmd --zone=external --add-service=https --permanent</text:span><text:line-break/><text:span text:style-name="tsCodeDyn_11_A8FF60_DejaVuSansMono"> </text:span><text:line-break/><text:span text:style-name="tsCodeDyn_11_A8FF60_DejaVuSansMono">firewall-cmd --zone=external --add-icmp-block=echo-request --permanent</text:span><text:line-break/><text:span text:style-name="tsCodeDyn_11_A8FF60_DejaVuSansMono">firewall-cmd --zone=external --add-icmp-block=echo-reply --permanent</text:span><text:line-break/><text:span text:style-name="tsCodeDyn_11_A8FF60_DejaVuSansMono"> </text:span><text:line-break/><text:span text:style-name="tsCodeDyn_11_A8FF60_DejaVuSansMono">firewall-cmd --zone=external --remove-service=ssh --permanent 2&gt;/dev/null || true</text:span><text:line-break/><text:span text:style-name="tsCodeDyn_11_A8FF60_DejaVuSansMono"> </text:span><text:line-break/><text:span text:style-name="tsCodeDyn_11_A8FF60_DejaVuSansMono">firewall-cmd --zone=external --add-masquerade --permanent</text:span><text:line-break/><text:span text:style-name="tsCodeDyn_11_A8FF60_DejaVuSansMono"> </text:span><text:line-break/><text:span text:style-name="tsCodeDyn_11_A8FF60_DejaVuSansMono">firewall-cmd --set-log-denied=all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 </text:span><text:line-break/><text:span text:style-name="tsCodeDyn_11_A8FF60_DejaVuSansMono">firewall-cmd --zone=external --list-all</text:span><text:line-break/><text:span text:style-name="tsCodeDyn_11_A8FF60_DejaVuSansMono"> </text:span><text:line-break/><text:span text:style-name="tsCodeDyn_11_A8FF60_DejaVuSansMono"> </text:span><text:line-break/><text:span text:style-name="tsCodeDyn_11_A8FF60_DejaVuSansMono">firewall-cmd --zone=dmz --add-service=http --permanent</text:span><text:line-break/><text:span text:style-name="tsCodeDyn_11_A8FF60_DejaVuSansMono"> </text:span><text:line-break/><text:span text:style-name="tsCodeDyn_11_A8FF60_DejaVuSansMono">firewall-cmd --zone=dmz --add-protocol=icmp --permanent</text:span><text:line-break/><text:span text:style-name="tsCodeDyn_11_A8FF60_DejaVuSansMono"> </text:span><text:line-break/><text:span text:style-name="tsCodeDyn_11_A8FF60_DejaVuSansMono">firewall-cmd --zone=dmz --remove-service=ssh --permanent 2&gt;/dev/null || true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firewall-cmd --zone=dmz --list-all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zone=external --set-target=DROP --permanent</text:span></text:p>
              <text:p text:style-name="psCode"><text:span text:style-name="tsDiag"> </text:span></text:p>
              <text:p text:style-name="psCode"><text:span text:style-name="tsDiag">firewall-cmd --zone=external --add-service=http --permanent</text:span></text:p>
              <text:p text:style-name="psCode"><text:span text:style-name="tsDiag">firewall-cmd --zone=external --add-service=https --permanent</text:span></text:p>
              <text:p text:style-name="psCode"><text:span text:style-name="tsDiag"> </text:span></text:p>
              <text:p text:style-name="psCode"><text:span text:style-name="tsDiag">firewall-cmd --zone=external --add-icmp-block=echo-request --permanent</text:span></text:p>
              <text:p text:style-name="psCode"><text:span text:style-name="tsDiag">firewall-cmd --zone=external --add-icmp-block=echo-reply --permanent</text:span></text:p>
              <text:p text:style-name="psCode"><text:span text:style-name="tsDiag"> </text:span></text:p>
              <text:p text:style-name="psCode"><text:span text:style-name="tsDiag">firewall-cmd --zone=external --remove-service=ssh --permanent 2&gt;/dev/null || true</text:span></text:p>
              <text:p text:style-name="psCode"><text:span text:style-name="tsDiag"> </text:span></text:p>
              <text:p text:style-name="psCode"><text:span text:style-name="tsDiag">firewall-cmd --zone=external --add-masquerade --permanent</text:span></text:p>
              <text:p text:style-name="psCode"><text:span text:style-name="tsDiag"> </text:span></text:p>
              <text:p text:style-name="psCode"><text:span text:style-name="tsDiag">firewall-cmd --set-log-denied=all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 </text:span></text:p>
              <text:p text:style-name="psCode"><text:span text:style-name="tsDiag">firewall-cmd --zone=external --list-all</text:span></text:p>
              <text:p text:style-name="psCode"><text:span text:style-name="tsDiag"> </text:span></text:p>
              <text:p text:style-name="psCode"><text:span text:style-name="tsDiag"> </text:span></text:p>
              <text:p text:style-name="psCode"><text:span text:style-name="tsDiag">firewall-cmd --zone=dmz --add-service=http --permanent</text:span></text:p>
              <text:p text:style-name="psCode"><text:span text:style-name="tsDiag"> </text:span></text:p>
              <text:p text:style-name="psCode"><text:span text:style-name="tsDiag">firewall-cmd --zone=dmz --add-protocol=icmp --permanent</text:span></text:p>
              <text:p text:style-name="psCode"><text:span text:style-name="tsDiag"> </text:span></text:p>
              <text:p text:style-name="psCode"><text:span text:style-name="tsDiag">firewall-cmd --zone=dmz --remove-service=ssh --permanent 2&gt;/dev/null || true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zone=dmz --list-all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2 — Node 1 (Gateway) Configuration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irewall-cmd --zone=internal --add-service=ssh --permanent</text:span><text:line-break/><text:span text:style-name="tsCodeDyn_11_A8FF60_DejaVuSansMono">firewall-cmd --zone=internal --add-protocol=icmp --permanent</text:span><text:line-break/><text:span text:style-name="tsCodeDyn_11_A8FF60_DejaVuSansMono"> </text:span><text:line-break/><text:span text:style-name="tsCodeDyn_11_A8FF60_DejaVuSansMono">firewall-cmd --zone=internal --add-source=172.20.3.30 --permanent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firewall-cmd --zone=internal --list-all</text:span><text:line-break/><text:span text:style-name="tsCodeDyn_11_A8FF60_DejaVuSansMono"> </text:span><text:line-break/><text:span text:style-name="tsCodeDyn_11_A8FF60_DejaVuSansMono">firewall-cmd --zone=external --add-forward-port=\</text:span><text:line-break/><text:span text:style-name="tsCodeDyn_11_A8FF60_DejaVuSansMono">port=443:proto=tcp:toport=8080:toaddr=172.20.2.20 --permanent</text:span><text:line-break/><text:span text:style-name="tsCodeDyn_11_A8FF60_DejaVuSansMono"> </text:span><text:line-break/><text:span text:style-name="tsCodeDyn_11_A8FF60_DejaVuSansMono">firewall-cmd --zone=external --add-forward-port=\</text:span><text:line-break/><text:span text:style-name="tsCodeDyn_11_A8FF60_DejaVuSansMono">port=80:proto=tcp:toport=8080:toaddr=172.20.2.20 --permanent</text:span><text:line-break/><text:span text:style-name="tsCodeDyn_11_A8FF60_DejaVuSansMono"> </text:span><text:line-break/><text:span text:style-name="tsCodeDyn_11_A8FF60_DejaVuSansMono">firewall-cmd --reload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zone=internal --add-service=ssh --permanent</text:span></text:p>
              <text:p text:style-name="psCode"><text:span text:style-name="tsDiag">firewall-cmd --zone=internal --add-protocol=icmp --permanent</text:span></text:p>
              <text:p text:style-name="psCode"><text:span text:style-name="tsDiag"> </text:span></text:p>
              <text:p text:style-name="psCode"><text:span text:style-name="tsDiag">firewall-cmd --zone=internal --add-source=172.20.3.30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zone=internal --list-all</text:span></text:p>
              <text:p text:style-name="psCode"><text:span text:style-name="tsDiag"> </text:span></text:p>
              <text:p text:style-name="psCode"><text:span text:style-name="tsDiag">firewall-cmd --zone=external --add-forward-port=\</text:span></text:p>
              <text:p text:style-name="psCode"><text:span text:style-name="tsDiag">port=443:proto=tcp:toport=8080:toaddr=172.20.2.20 --permanent</text:span></text:p>
              <text:p text:style-name="psCode"><text:span text:style-name="tsDiag"> </text:span></text:p>
              <text:p text:style-name="psCode"><text:span text:style-name="tsDiag">firewall-cmd --zone=external --add-forward-port=\</text:span></text:p>
              <text:p text:style-name="psCode"><text:span text:style-name="tsDiag">port=80:proto=tcp:toport=8080:toaddr=172.20.2.20 --permanent</text:span></text:p>
              <text:p text:style-name="psCode"><text:span text:style-name="tsDiag"> </text:span></text:p>
              <text:p text:style-name="psCode"><text:span text:style-name="tsDiag">firewall-cmd --reload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2 — Node 1 (Gateway) Configuration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irewall-cmd --new-policy=ext-to-dmz --permanent</text:span><text:line-break/><text:span text:style-name="tsCodeDyn_11_A8FF60_DejaVuSansMono">firewall-cmd --policy=ext-to-dmz --add-ingress-zone=external --permanent</text:span><text:line-break/><text:span text:style-name="tsCodeDyn_11_A8FF60_DejaVuSansMono">firewall-cmd --policy=ext-to-dmz --add-egress-zone=dmz --permanent</text:span><text:line-break/><text:span text:style-name="tsCodeDyn_11_A8FF60_DejaVuSansMono">firewall-cmd --policy=ext-to-dmz --set-target=ACCEPT --permanent</text:span><text:line-break/><text:span text:style-name="tsCodeDyn_11_A8FF60_DejaVuSansMono"> </text:span><text:line-break/><text:span text:style-name="tsCodeDyn_11_A8FF60_DejaVuSansMono">firewall-cmd --new-policy=dmz-to-ext --permanent</text:span><text:line-break/><text:span text:style-name="tsCodeDyn_11_A8FF60_DejaVuSansMono">firewall-cmd --policy=dmz-to-ext --add-ingress-zone=dmz --permanent</text:span><text:line-break/><text:span text:style-name="tsCodeDyn_11_A8FF60_DejaVuSansMono">firewall-cmd --policy=dmz-to-ext --add-egress-zone=external --permanent</text:span><text:line-break/><text:span text:style-name="tsCodeDyn_11_A8FF60_DejaVuSansMono">firewall-cmd --policy=dmz-to-ext --set-target=ACCEPT --permanent</text:span><text:line-break/><text:span text:style-name="tsCodeDyn_11_A8FF60_DejaVuSansMono"> </text:span><text:line-break/><text:span text:style-name="tsCodeDyn_11_A8FF60_DejaVuSansMono">firewall-cmd --new-policy=int-to-ext --permanent</text:span><text:line-break/><text:span text:style-name="tsCodeDyn_11_A8FF60_DejaVuSansMono">firewall-cmd --policy=int-to-ext --add-ingress-zone=internal --permanent</text:span><text:line-break/><text:span text:style-name="tsCodeDyn_11_A8FF60_DejaVuSansMono">firewall-cmd --policy=int-to-ext --add-egress-zone=external --permanent</text:span><text:line-break/><text:span text:style-name="tsCodeDyn_11_A8FF60_DejaVuSansMono">firewall-cmd --policy=int-to-ext --set-target=ACCEPT --permanent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firewall-cmd --list-all-policies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new-policy=ext-to-dmz --permanent</text:span></text:p>
              <text:p text:style-name="psCode"><text:span text:style-name="tsDiag">firewall-cmd --policy=ext-to-dmz --add-ingress-zone=external --permanent</text:span></text:p>
              <text:p text:style-name="psCode"><text:span text:style-name="tsDiag">firewall-cmd --policy=ext-to-dmz --add-egress-zone=dmz --permanent</text:span></text:p>
              <text:p text:style-name="psCode"><text:span text:style-name="tsDiag">firewall-cmd --policy=ext-to-dmz --set-target=ACCEPT --permanent</text:span></text:p>
              <text:p text:style-name="psCode"><text:span text:style-name="tsDiag"> </text:span></text:p>
              <text:p text:style-name="psCode"><text:span text:style-name="tsDiag">firewall-cmd --new-policy=dmz-to-ext --permanent</text:span></text:p>
              <text:p text:style-name="psCode"><text:span text:style-name="tsDiag">firewall-cmd --policy=dmz-to-ext --add-ingress-zone=dmz --permanent</text:span></text:p>
              <text:p text:style-name="psCode"><text:span text:style-name="tsDiag">firewall-cmd --policy=dmz-to-ext --add-egress-zone=external --permanent</text:span></text:p>
              <text:p text:style-name="psCode"><text:span text:style-name="tsDiag">firewall-cmd --policy=dmz-to-ext --set-target=ACCEPT --permanent</text:span></text:p>
              <text:p text:style-name="psCode"><text:span text:style-name="tsDiag"> </text:span></text:p>
              <text:p text:style-name="psCode"><text:span text:style-name="tsDiag">firewall-cmd --new-policy=int-to-ext --permanent</text:span></text:p>
              <text:p text:style-name="psCode"><text:span text:style-name="tsDiag">firewall-cmd --policy=int-to-ext --add-ingress-zone=internal --permanent</text:span></text:p>
              <text:p text:style-name="psCode"><text:span text:style-name="tsDiag">firewall-cmd --policy=int-to-ext --add-egress-zone=external --permanent</text:span></text:p>
              <text:p text:style-name="psCode"><text:span text:style-name="tsDiag">firewall-cmd --policy=int-to-ext --set-target=ACCEPT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list-all-policies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2 — Node 1 (Gateway) Configuration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cat &gt; /etc/nftables.d/ratelimit.nft &lt;&lt; 'EOF'</text:span><text:line-break/><text:span text:style-name="tsCodeDyn_11_A8FF60_DejaVuSansMono">table inet http_guard {</text:span><text:line-break/><text:span text:style-name="tsCodeDyn_11_A8FF60_DejaVuSansMono"> </text:span><text:line-break/><text:span text:style-name="tsCodeDyn_11_A8FF60_DejaVuSansMono">    set burst_blocked {</text:span><text:line-break/><text:span text:style-name="tsCodeDyn_11_A8FF60_DejaVuSansMono">        type ipv4_addr</text:span><text:line-break/><text:span text:style-name="tsCodeDyn_11_A8FF60_DejaVuSansMono">        flags dynamic, timeout</text:span><text:line-break/><text:span text:style-name="tsCodeDyn_11_A8FF60_DejaVuSansMono">        timeout 10m</text:span><text:line-break/><text:span text:style-name="tsCodeDyn_11_A8FF60_DejaVuSansMono">        comment "IPs auto-blocked for exceeding rate limit"</text:span><text:line-break/><text:span text:style-name="tsCodeDyn_11_A8FF60_DejaVuSansMono">    }</text:span><text:line-break/><text:span text:style-name="tsCodeDyn_11_A8FF60_DejaVuSansMono"> </text:span><text:line-break/><text:span text:style-name="tsCodeDyn_11_A8FF60_DejaVuSansMono">    chain input_http_guard {</text:span><text:line-break/><text:span text:style-name="tsCodeDyn_11_A8FF60_DejaVuSansMono">        type filter hook input priority -2;</text:span><text:line-break/><text:span text:style-name="tsCodeDyn_11_A8FF60_DejaVuSansMono"> </text:span><text:line-break/><text:span text:style-name="tsCodeDyn_11_A8FF60_DejaVuSansMono">        # Established connections skip rate check</text:span><text:line-break/><text:span text:style-name="tsCodeDyn_11_A8FF60_DejaVuSansMono">        ct state established,related accept</text:span><text:line-break/><text:span text:style-name="tsCodeDyn_11_A8FF60_DejaVuSansMono"> </text:span><text:line-break/><text:span text:style-name="tsCodeDyn_11_A8FF60_DejaVuSansMono">        # Drop already-blocked sources immediately</text:span><text:line-break/><text:span text:style-name="tsCodeDyn_11_A8FF60_DejaVuSansMono">        ip saddr @burst_blocked drop</text:span><text:line-break/><text:span text:style-name="tsCodeDyn_11_A8FF60_DejaVuSansMono"> </text:span><text:line-break/><text:span text:style-name="tsCodeDyn_11_A8FF60_DejaVuSansMono">        # Rate limit new HTTP/HTTPS connections</text:span><text:line-break/><text:span text:style-name="tsCodeDyn_11_A8FF60_DejaVuSansMono">        tcp dport { 80, 443 } ct state new \</text:span><text:line-break/><text:span text:style-name="tsCodeDyn_11_A8FF60_DejaVuSansMono">            meter http_rate { ip saddr limit rate over 50/second burst 100 packets } \</text:span><text:line-break/><text:span text:style-name="tsCodeDyn_11_A8FF60_DejaVuSansMono">            add @burst_blocked { ip saddr } \</text:span><text:line-break/><text:span text:style-name="tsCodeDyn_11_A8FF60_DejaVuSansMono">            drop</text:span><text:line-break/><text:span text:style-name="tsCodeDyn_11_A8FF60_DejaVuSansMono">    }</text:span><text:line-break/><text:span text:style-name="tsCodeDyn_11_A8FF60_DejaVuSansMono">}</text:span><text:line-break/><text:span text:style-name="tsCodeDyn_11_A8FF60_DejaVuSansMono">EOF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at &gt; /etc/nftables.d/ratelimit.nft &lt;&lt; 'EOF'</text:span></text:p>
              <text:p text:style-name="psCode"><text:span text:style-name="tsDiag">table inet http_guard {</text:span></text:p>
              <text:p text:style-name="psCode"><text:span text:style-name="tsDiag"> </text:span></text:p>
              <text:p text:style-name="psCode"><text:span text:style-name="tsDiag">    set burst_blocked {</text:span></text:p>
              <text:p text:style-name="psCode"><text:span text:style-name="tsDiag">        type ipv4_addr</text:span></text:p>
              <text:p text:style-name="psCode"><text:span text:style-name="tsDiag">        flags dynamic, timeout</text:span></text:p>
              <text:p text:style-name="psCode"><text:span text:style-name="tsDiag">        timeout 10m</text:span></text:p>
              <text:p text:style-name="psCode"><text:span text:style-name="tsDiag">        comment "IPs auto-blocked for exceeding rate limit"</text:span></text:p>
              <text:p text:style-name="psCode"><text:span text:style-name="tsDiag">    }</text:span></text:p>
              <text:p text:style-name="psCode"><text:span text:style-name="tsDiag"> </text:span></text:p>
              <text:p text:style-name="psCode"><text:span text:style-name="tsDiag">    chain input_http_guard {</text:span></text:p>
              <text:p text:style-name="psCode"><text:span text:style-name="tsDiag">        type filter hook input priority -2;</text:span></text:p>
              <text:p text:style-name="psCode"><text:span text:style-name="tsDiag"> </text:span></text:p>
              <text:p text:style-name="psCode"><text:span text:style-name="tsDiag">        # Established connections skip rate check</text:span></text:p>
              <text:p text:style-name="psCode"><text:span text:style-name="tsDiag">        ct state established,related accept</text:span></text:p>
              <text:p text:style-name="psCode"><text:span text:style-name="tsDiag"> </text:span></text:p>
              <text:p text:style-name="psCode"><text:span text:style-name="tsDiag">        # Drop already-blocked sources immediately</text:span></text:p>
              <text:p text:style-name="psCode"><text:span text:style-name="tsDiag">        ip saddr @burst_blocked drop</text:span></text:p>
              <text:p text:style-name="psCode"><text:span text:style-name="tsDiag"> </text:span></text:p>
              <text:p text:style-name="psCode"><text:span text:style-name="tsDiag">        # Rate limit new HTTP/HTTPS connections</text:span></text:p>
              <text:p text:style-name="psCode"><text:span text:style-name="tsDiag">        tcp dport { 80, 443 } ct state new \</text:span></text:p>
              <text:p text:style-name="psCode"><text:span text:style-name="tsDiag">            meter http_rate { ip saddr limit rate over 50/second burst 100 packets } \</text:span></text:p>
              <text:p text:style-name="psCode"><text:span text:style-name="tsDiag">            add @burst_blocked { ip saddr } \</text:span></text:p>
              <text:p text:style-name="psCode"><text:span text:style-name="tsDiag">            drop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ratelimit.nft</text:span></text:p>
              <text:p text:style-name="psCode"><text:span text:style-name="tsDiag">nft list table inet http_guard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2 — Node 1 (Gateway) Configuration — BASH (cont. 2)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nft -f /etc/nftables.d/ratelimit.nft</text:span><text:line-break/><text:span text:style-name="tsCodeDyn_11_A8FF60_DejaVuSansMono">nft list table inet http_guard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at &gt; /etc/nftables.d/ratelimit.nft &lt;&lt; 'EOF'</text:span></text:p>
              <text:p text:style-name="psCode"><text:span text:style-name="tsDiag">table inet http_guard {</text:span></text:p>
              <text:p text:style-name="psCode"><text:span text:style-name="tsDiag"> </text:span></text:p>
              <text:p text:style-name="psCode"><text:span text:style-name="tsDiag">    set burst_blocked {</text:span></text:p>
              <text:p text:style-name="psCode"><text:span text:style-name="tsDiag">        type ipv4_addr</text:span></text:p>
              <text:p text:style-name="psCode"><text:span text:style-name="tsDiag">        flags dynamic, timeout</text:span></text:p>
              <text:p text:style-name="psCode"><text:span text:style-name="tsDiag">        timeout 10m</text:span></text:p>
              <text:p text:style-name="psCode"><text:span text:style-name="tsDiag">        comment "IPs auto-blocked for exceeding rate limit"</text:span></text:p>
              <text:p text:style-name="psCode"><text:span text:style-name="tsDiag">    }</text:span></text:p>
              <text:p text:style-name="psCode"><text:span text:style-name="tsDiag"> </text:span></text:p>
              <text:p text:style-name="psCode"><text:span text:style-name="tsDiag">    chain input_http_guard {</text:span></text:p>
              <text:p text:style-name="psCode"><text:span text:style-name="tsDiag">        type filter hook input priority -2;</text:span></text:p>
              <text:p text:style-name="psCode"><text:span text:style-name="tsDiag"> </text:span></text:p>
              <text:p text:style-name="psCode"><text:span text:style-name="tsDiag">        # Established connections skip rate check</text:span></text:p>
              <text:p text:style-name="psCode"><text:span text:style-name="tsDiag">        ct state established,related accept</text:span></text:p>
              <text:p text:style-name="psCode"><text:span text:style-name="tsDiag"> </text:span></text:p>
              <text:p text:style-name="psCode"><text:span text:style-name="tsDiag">        # Drop already-blocked sources immediately</text:span></text:p>
              <text:p text:style-name="psCode"><text:span text:style-name="tsDiag">        ip saddr @burst_blocked drop</text:span></text:p>
              <text:p text:style-name="psCode"><text:span text:style-name="tsDiag"> </text:span></text:p>
              <text:p text:style-name="psCode"><text:span text:style-name="tsDiag">        # Rate limit new HTTP/HTTPS connections</text:span></text:p>
              <text:p text:style-name="psCode"><text:span text:style-name="tsDiag">        tcp dport { 80, 443 } ct state new \</text:span></text:p>
              <text:p text:style-name="psCode"><text:span text:style-name="tsDiag">            meter http_rate { ip saddr limit rate over 50/second burst 100 packets } \</text:span></text:p>
              <text:p text:style-name="psCode"><text:span text:style-name="tsDiag">            add @burst_blocked { ip saddr } \</text:span></text:p>
              <text:p text:style-name="psCode"><text:span text:style-name="tsDiag">            drop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ratelimit.nft</text:span></text:p>
              <text:p text:style-name="psCode"><text:span text:style-name="tsDiag">nft list table inet http_guard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2 — Node 1 (Gateway) Configuration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cat &gt; /etc/firewalld/lockdown-whitelist.xml &lt;&lt; 'EOF'</text:span><text:line-break/><text:span text:style-name="tsCodeDyn_11_A8FF60_DejaVuSansMono">&lt;?xml version="1.0" encoding="utf-8"?&gt;</text:span><text:line-break/><text:span text:style-name="tsCodeDyn_11_A8FF60_DejaVuSansMono">&lt;whitelist&gt;</text:span><text:line-break/><text:span text:style-name="tsCodeDyn_11_A8FF60_DejaVuSansMono">  &lt;command name="/usr/bin/python3 -s /usr/bin/firewall-cmd*"/&gt;</text:span><text:line-break/><text:span text:style-name="tsCodeDyn_11_A8FF60_DejaVuSansMono">  &lt;selinux context="system_u:system_r:NetworkManager_t:s0"/&gt;</text:span><text:line-break/><text:span text:style-name="tsCodeDyn_11_A8FF60_DejaVuSansMono">  &lt;user id="0"/&gt;</text:span><text:line-break/><text:span text:style-name="tsCodeDyn_11_A8FF60_DejaVuSansMono">&lt;/whitelist&gt;</text:span><text:line-break/><text:span text:style-name="tsCodeDyn_11_A8FF60_DejaVuSansMono">EOF</text:span><text:line-break/><text:span text:style-name="tsCodeDyn_11_A8FF60_DejaVuSansMono"> </text:span><text:line-break/><text:span text:style-name="tsCodeDyn_11_A8FF60_DejaVuSansMono">sed -i 's/^#*Lockdown=.*/Lockdown=yes/' /etc/firewalld/firewalld.conf</text:span><text:line-break/><text:span text:style-name="tsCodeDyn_11_A8FF60_DejaVuSansMono">grep -q "^Lockdown=" /etc/firewalld/firewalld.conf || echo "Lockdown=yes" &gt;&gt; /etc/firewalld/firewalld.conf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firewall-cmd --query-lockdown   # → yes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at &gt; /etc/firewalld/lockdown-whitelist.xml &lt;&lt; 'EOF'</text:span></text:p>
              <text:p text:style-name="psCode"><text:span text:style-name="tsDiag">&lt;?xml version="1.0" encoding="utf-8"?&gt;</text:span></text:p>
              <text:p text:style-name="psCode"><text:span text:style-name="tsDiag">&lt;whitelist&gt;</text:span></text:p>
              <text:p text:style-name="psCode"><text:span text:style-name="tsDiag">  &lt;command name="/usr/bin/python3 -s /usr/bin/firewall-cmd*"/&gt;</text:span></text:p>
              <text:p text:style-name="psCode"><text:span text:style-name="tsDiag">  &lt;selinux context="system_u:system_r:NetworkManager_t:s0"/&gt;</text:span></text:p>
              <text:p text:style-name="psCode"><text:span text:style-name="tsDiag">  &lt;user id="0"/&gt;</text:span></text:p>
              <text:p text:style-name="psCode"><text:span text:style-name="tsDiag">&lt;/whitelist&gt;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sed -i 's/^#*Lockdown=.*/Lockdown=yes/' /etc/firewalld/firewalld.conf</text:span></text:p>
              <text:p text:style-name="psCode"><text:span text:style-name="tsDiag">grep -q "^Lockdown=" /etc/firewalld/firewalld.conf || echo "Lockdown=yes" &gt;&gt; /etc/firewalld/firewalld.conf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query-lockdown   # → yes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art 3 — Node 2 (Web/App Server) Configuration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Step 3.1 — Zone assignment</text:span></text:p>
            <text:p text:style-name="psBullet"><text:span text:style-name="tsBullet">◆ Step 3.2 — DMZ zone: allow only port 8080 from node1</text:span></text:p>
            <text:p text:style-name="psBullet"><text:span text:style-name="tsBullet">◆ Step 3.3 — Lockdown on node2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```bash</text:span></text:p>
              <text:p text:style-name="psCode"><text:span text:style-name="tsDiag">podman exec -it node2 bash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3.1 — Zone assignmen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dmz --add-interface=eth0 --permanent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3.2 — DMZ zone: allow only port 8080 from node1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dmz --remove-service=ssh --permanent 2&gt;/dev/null || true</text:span></text:p>
              <text:p text:style-name="psCode"><text:span text:style-name="tsDiag">firewall-cmd --zone=dmz --remove-service=http --permanent 2&gt;/dev/null || true</text:span></text:p>
              <text:p text:style-name="psCode"><text:span text:style-name="tsDiag"> </text:span></text:p>
              <text:p text:style-name="psCode"><text:span text:style-name="tsDiag">firewall-cmd --zone=dmz --add-rich-rule='</text:span></text:p>
              <text:p text:style-name="psCode"><text:span text:style-name="tsDiag">  rule family="ipv4"</text:span></text:p>
              <text:p text:style-name="psCode"><text:span text:style-name="tsDiag">  source address="172.20.2.10"</text:span></text:p>
              <text:p text:style-name="psCode"><text:span text:style-name="tsDiag">  port port="8080" protocol="tcp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dmz --add-rich-rule='</text:span></text:p>
              <text:p text:style-name="psCode"><text:span text:style-name="tsDiag">  rule family="ipv4"</text:span></text:p>
              <text:p text:style-name="psCode"><text:span text:style-name="tsDiag">  source address="172.20.2.10"</text:span></text:p>
              <text:p text:style-name="psCode"><text:span text:style-name="tsDiag">  protocol value="icmp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dmz --add-rich-rule='</text:span></text:p>
              <text:p text:style-name="psCode"><text:span text:style-name="tsDiag">  rule family="ipv4"</text:span></text:p>
              <text:p text:style-name="psCode"><text:span text:style-name="tsDiag">  source address="172.20.3.30"</text:span></text:p>
              <text:p text:style-name="psCode"><text:span text:style-name="tsDiag">  service name="ssh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dmz --set-target=DROP --permanent</text:span></text:p>
              <text:p text:style-name="psCode"><text:span text:style-name="tsDiag"> </text:span></text:p>
              <text:p text:style-name="psCode"><text:span text:style-name="tsDiag">firewall-cmd --set-log-denied=all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zone=dmz --list-all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3.3 — Lockdown on node2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at &gt; /etc/firewalld/lockdown-whitelist.xml &lt;&lt; 'EOF'</text:span></text:p>
              <text:p text:style-name="psCode"><text:span text:style-name="tsDiag">&lt;?xml version="1.0" encoding="utf-8"?&gt;</text:span></text:p>
              <text:p text:style-name="psCode"><text:span text:style-name="tsDiag">&lt;whitelist&gt;</text:span></text:p>
              <text:p text:style-name="psCode"><text:span text:style-name="tsDiag">  &lt;command name="/usr/bin/python3 -s /usr/bin/firewall-cmd*"/&gt;</text:span></text:p>
              <text:p text:style-name="psCode"><text:span text:style-name="tsDiag">  &lt;user id="0"/&gt;</text:span></text:p>
              <text:p text:style-name="psCode"><text:span text:style-name="tsDiag">&lt;/whitelist&gt;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grep -q "^Lockdown=" /etc/firewalld/firewalld.conf || echo "Lockdown=yes" &gt;&gt; /etc/firewalld/firewalld.conf</text:span></text:p>
              <text:p text:style-name="psCode"><text:span text:style-name="tsDiag">sed -i 's/^Lockdown=.*/Lockdown=yes/' /etc/firewalld/firewalld.conf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3 — Node 2 (Web/App Server) Configuration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podman exec -it node2 bash</text:span><text:line-break/><text:span text:style-name="tsCodeDyn_11_A8FF60_DejaVuSansMono"> </text:span><text:line-break/><text:span text:style-name="tsCodeDyn_11_A8FF60_DejaVuSansMono">firewall-cmd --zone=dmz --add-interface=eth0 --permanent</text:span><text:line-break/><text:span text:style-name="tsCodeDyn_11_A8FF60_DejaVuSansMono">firewall-cmd --reload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podman exec -it node2 bash</text:span></text:p>
              <text:p text:style-name="psCode"><text:span text:style-name="tsDiag"> </text:span></text:p>
              <text:p text:style-name="psCode"><text:span text:style-name="tsDiag">firewall-cmd --zone=dmz --add-interface=eth0 --permanent</text:span></text:p>
              <text:p text:style-name="psCode"><text:span text:style-name="tsDiag">firewall-cmd --reload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3 — Node 2 (Web/App Server) Configuration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irewall-cmd --zone=dmz --remove-service=ssh --permanent 2&gt;/dev/null || true</text:span><text:line-break/><text:span text:style-name="tsCodeDyn_11_A8FF60_DejaVuSansMono">firewall-cmd --zone=dmz --remove-service=http --permanent 2&gt;/dev/null || true</text:span><text:line-break/><text:span text:style-name="tsCodeDyn_11_A8FF60_DejaVuSansMono"> </text:span><text:line-break/><text:span text:style-name="tsCodeDyn_11_A8FF60_DejaVuSansMono">firewall-cmd --zone=dmz --add-rich-rule='</text:span><text:line-break/><text:span text:style-name="tsCodeDyn_11_A8FF60_DejaVuSansMono">  rule family="ipv4"</text:span><text:line-break/><text:span text:style-name="tsCodeDyn_11_A8FF60_DejaVuSansMono">  source address="172.20.2.10"</text:span><text:line-break/><text:span text:style-name="tsCodeDyn_11_A8FF60_DejaVuSansMono">  port port="8080" protocol="tcp"</text:span><text:line-break/><text:span text:style-name="tsCodeDyn_11_A8FF60_DejaVuSansMono">  accept' --permanent</text:span><text:line-break/><text:span text:style-name="tsCodeDyn_11_A8FF60_DejaVuSansMono"> </text:span><text:line-break/><text:span text:style-name="tsCodeDyn_11_A8FF60_DejaVuSansMono">firewall-cmd --zone=dmz --add-rich-rule='</text:span><text:line-break/><text:span text:style-name="tsCodeDyn_11_A8FF60_DejaVuSansMono">  rule family="ipv4"</text:span><text:line-break/><text:span text:style-name="tsCodeDyn_11_A8FF60_DejaVuSansMono">  source address="172.20.2.10"</text:span><text:line-break/><text:span text:style-name="tsCodeDyn_11_A8FF60_DejaVuSansMono">  protocol value="icmp"</text:span><text:line-break/><text:span text:style-name="tsCodeDyn_11_A8FF60_DejaVuSansMono">  accept' --permanent</text:span><text:line-break/><text:span text:style-name="tsCodeDyn_11_A8FF60_DejaVuSansMono"> </text:span><text:line-break/><text:span text:style-name="tsCodeDyn_11_A8FF60_DejaVuSansMono">firewall-cmd --zone=dmz --add-rich-rule='</text:span><text:line-break/><text:span text:style-name="tsCodeDyn_11_A8FF60_DejaVuSansMono">  rule family="ipv4"</text:span><text:line-break/><text:span text:style-name="tsCodeDyn_11_A8FF60_DejaVuSansMono">  source address="172.20.3.30"</text:span><text:line-break/><text:span text:style-name="tsCodeDyn_11_A8FF60_DejaVuSansMono">  service name="ssh"</text:span><text:line-break/><text:span text:style-name="tsCodeDyn_11_A8FF60_DejaVuSansMono">  accept' --permanent</text:span><text:line-break/><text:span text:style-name="tsCodeDyn_11_A8FF60_DejaVuSansMono"> </text:span><text:line-break/><text:span text:style-name="tsCodeDyn_11_A8FF60_DejaVuSansMono">firewall-cmd --zone=dmz --set-target=DROP --permanent</text:span><text:line-break/><text:span text:style-name="tsCodeDyn_11_A8FF60_DejaVuSansMono"> </text:span><text:line-break/><text:span text:style-name="tsCodeDyn_11_A8FF60_DejaVuSansMono">firewall-cmd --set-log-denied=all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firewall-cmd --zone=dmz --list-all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zone=dmz --remove-service=ssh --permanent 2&gt;/dev/null || true</text:span></text:p>
              <text:p text:style-name="psCode"><text:span text:style-name="tsDiag">firewall-cmd --zone=dmz --remove-service=http --permanent 2&gt;/dev/null || true</text:span></text:p>
              <text:p text:style-name="psCode"><text:span text:style-name="tsDiag"> </text:span></text:p>
              <text:p text:style-name="psCode"><text:span text:style-name="tsDiag">firewall-cmd --zone=dmz --add-rich-rule='</text:span></text:p>
              <text:p text:style-name="psCode"><text:span text:style-name="tsDiag">  rule family="ipv4"</text:span></text:p>
              <text:p text:style-name="psCode"><text:span text:style-name="tsDiag">  source address="172.20.2.10"</text:span></text:p>
              <text:p text:style-name="psCode"><text:span text:style-name="tsDiag">  port port="8080" protocol="tcp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dmz --add-rich-rule='</text:span></text:p>
              <text:p text:style-name="psCode"><text:span text:style-name="tsDiag">  rule family="ipv4"</text:span></text:p>
              <text:p text:style-name="psCode"><text:span text:style-name="tsDiag">  source address="172.20.2.10"</text:span></text:p>
              <text:p text:style-name="psCode"><text:span text:style-name="tsDiag">  protocol value="icmp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dmz --add-rich-rule='</text:span></text:p>
              <text:p text:style-name="psCode"><text:span text:style-name="tsDiag">  rule family="ipv4"</text:span></text:p>
              <text:p text:style-name="psCode"><text:span text:style-name="tsDiag">  source address="172.20.3.30"</text:span></text:p>
              <text:p text:style-name="psCode"><text:span text:style-name="tsDiag">  service name="ssh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dmz --set-target=DROP --permanent</text:span></text:p>
              <text:p text:style-name="psCode"><text:span text:style-name="tsDiag"> </text:span></text:p>
              <text:p text:style-name="psCode"><text:span text:style-name="tsDiag">firewall-cmd --set-log-denied=all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zone=dmz --list-all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3 — Node 2 (Web/App Server) Configuration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cat &gt; /etc/firewalld/lockdown-whitelist.xml &lt;&lt; 'EOF'</text:span><text:line-break/><text:span text:style-name="tsCodeDyn_11_A8FF60_DejaVuSansMono">&lt;?xml version="1.0" encoding="utf-8"?&gt;</text:span><text:line-break/><text:span text:style-name="tsCodeDyn_11_A8FF60_DejaVuSansMono">&lt;whitelist&gt;</text:span><text:line-break/><text:span text:style-name="tsCodeDyn_11_A8FF60_DejaVuSansMono">  &lt;command name="/usr/bin/python3 -s /usr/bin/firewall-cmd*"/&gt;</text:span><text:line-break/><text:span text:style-name="tsCodeDyn_11_A8FF60_DejaVuSansMono">  &lt;user id="0"/&gt;</text:span><text:line-break/><text:span text:style-name="tsCodeDyn_11_A8FF60_DejaVuSansMono">&lt;/whitelist&gt;</text:span><text:line-break/><text:span text:style-name="tsCodeDyn_11_A8FF60_DejaVuSansMono">EOF</text:span><text:line-break/><text:span text:style-name="tsCodeDyn_11_A8FF60_DejaVuSansMono"> </text:span><text:line-break/><text:span text:style-name="tsCodeDyn_11_A8FF60_DejaVuSansMono">grep -q "^Lockdown=" /etc/firewalld/firewalld.conf || echo "Lockdown=yes" &gt;&gt; /etc/firewalld/firewalld.conf</text:span><text:line-break/><text:span text:style-name="tsCodeDyn_11_A8FF60_DejaVuSansMono">sed -i 's/^Lockdown=.*/Lockdown=yes/' /etc/firewalld/firewalld.conf</text:span><text:line-break/><text:span text:style-name="tsCodeDyn_11_A8FF60_DejaVuSansMono">firewall-cmd --reload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at &gt; /etc/firewalld/lockdown-whitelist.xml &lt;&lt; 'EOF'</text:span></text:p>
              <text:p text:style-name="psCode"><text:span text:style-name="tsDiag">&lt;?xml version="1.0" encoding="utf-8"?&gt;</text:span></text:p>
              <text:p text:style-name="psCode"><text:span text:style-name="tsDiag">&lt;whitelist&gt;</text:span></text:p>
              <text:p text:style-name="psCode"><text:span text:style-name="tsDiag">  &lt;command name="/usr/bin/python3 -s /usr/bin/firewall-cmd*"/&gt;</text:span></text:p>
              <text:p text:style-name="psCode"><text:span text:style-name="tsDiag">  &lt;user id="0"/&gt;</text:span></text:p>
              <text:p text:style-name="psCode"><text:span text:style-name="tsDiag">&lt;/whitelist&gt;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grep -q "^Lockdown=" /etc/firewalld/firewalld.conf || echo "Lockdown=yes" &gt;&gt; /etc/firewalld/firewalld.conf</text:span></text:p>
              <text:p text:style-name="psCode"><text:span text:style-name="tsDiag">sed -i 's/^Lockdown=.*/Lockdown=yes/' /etc/firewalld/firewalld.conf</text:span></text:p>
              <text:p text:style-name="psCode"><text:span text:style-name="tsDiag">firewall-cmd --reload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art 4 — Node 3 (Database Server) Configuration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Step 4.1 — Zone assignment</text:span></text:p>
            <text:p text:style-name="psBullet"><text:span text:style-name="tsBullet">◆ Step 4.2 — Internal zone: PostgreSQL from node2 only; SSH from management only</text:span></text:p>
            <text:p text:style-name="psBullet"><text:span text:style-name="tsBullet">◆ Step 4.3 — Lockdown on node3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```bash</text:span></text:p>
              <text:p text:style-name="psCode"><text:span text:style-name="tsDiag">podman exec -it node3 bash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4.1 — Zone assignmen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internal --add-interface=eth0 --permanent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4.2 — Internal zone: PostgreSQL from node2 only; SSH from management only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internal --remove-service=ssh --permanent 2&gt;/dev/null || true</text:span></text:p>
              <text:p text:style-name="psCode"><text:span text:style-name="tsDiag">firewall-cmd --zone=internal --remove-service=dhcpv6-client --permanent 2&gt;/dev/null || true</text:span></text:p>
              <text:p text:style-name="psCode"><text:span text:style-name="tsDiag"> </text:span></text:p>
              <text:p text:style-name="psCode"><text:span text:style-name="tsDiag">firewall-cmd --zone=internal --add-rich-rule='</text:span></text:p>
              <text:p text:style-name="psCode"><text:span text:style-name="tsDiag">  rule family="ipv4"</text:span></text:p>
              <text:p text:style-name="psCode"><text:span text:style-name="tsDiag">  source address="172.20.2.20"</text:span></text:p>
              <text:p text:style-name="psCode"><text:span text:style-name="tsDiag">  port port="5432" protocol="tcp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internal --add-rich-rule='</text:span></text:p>
              <text:p text:style-name="psCode"><text:span text:style-name="tsDiag">  rule family="ipv4"</text:span></text:p>
              <text:p text:style-name="psCode"><text:span text:style-name="tsDiag">  source address="172.20.3.30"</text:span></text:p>
              <text:p text:style-name="psCode"><text:span text:style-name="tsDiag">  service name="ssh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internal --add-rich-rule='</text:span></text:p>
              <text:p text:style-name="psCode"><text:span text:style-name="tsDiag">  rule family="ipv4"</text:span></text:p>
              <text:p text:style-name="psCode"><text:span text:style-name="tsDiag">  source address="172.20.3.30"</text:span></text:p>
              <text:p text:style-name="psCode"><text:span text:style-name="tsDiag">  protocol value="icmp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internal --set-target=DROP --permanent</text:span></text:p>
              <text:p text:style-name="psCode"><text:span text:style-name="tsDiag"> </text:span></text:p>
              <text:p text:style-name="psCode"><text:span text:style-name="tsDiag">firewall-cmd --set-log-denied=all</text:span></text:p>
              <text:p text:style-name="psCode"><text:span text:style-name="tsDiag">firewall-cmd --reload</text:span></text:p>
              <text:p text:style-name="psCode"><text:span text:style-name="tsDiag">firewall-cmd --zone=internal --list-all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Step 4.3 — Lockdown on node3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at &gt; /etc/firewalld/lockdown-whitelist.xml &lt;&lt; 'EOF'</text:span></text:p>
              <text:p text:style-name="psCode"><text:span text:style-name="tsDiag">&lt;?xml version="1.0" encoding="utf-8"?&gt;</text:span></text:p>
              <text:p text:style-name="psCode"><text:span text:style-name="tsDiag">&lt;whitelist&gt;</text:span></text:p>
              <text:p text:style-name="psCode"><text:span text:style-name="tsDiag">  &lt;command name="/usr/bin/python3 -s /usr/bin/firewall-cmd*"/&gt;</text:span></text:p>
              <text:p text:style-name="psCode"><text:span text:style-name="tsDiag">  &lt;user id="0"/&gt;</text:span></text:p>
              <text:p text:style-name="psCode"><text:span text:style-name="tsDiag">&lt;/whitelist&gt;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grep -q "^Lockdown=" /etc/firewalld/firewalld.conf || echo "Lockdown=yes" &gt;&gt; /etc/firewalld/firewalld.conf</text:span></text:p>
              <text:p text:style-name="psCode"><text:span text:style-name="tsDiag">sed -i 's/^Lockdown=.*/Lockdown=yes/' /etc/firewalld/firewalld.conf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4 — Node 3 (Database Server) Configuration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podman exec -it node3 bash</text:span><text:line-break/><text:span text:style-name="tsCodeDyn_11_A8FF60_DejaVuSansMono"> </text:span><text:line-break/><text:span text:style-name="tsCodeDyn_11_A8FF60_DejaVuSansMono">firewall-cmd --zone=internal --add-interface=eth0 --permanent</text:span><text:line-break/><text:span text:style-name="tsCodeDyn_11_A8FF60_DejaVuSansMono">firewall-cmd --reload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podman exec -it node3 bash</text:span></text:p>
              <text:p text:style-name="psCode"><text:span text:style-name="tsDiag"> </text:span></text:p>
              <text:p text:style-name="psCode"><text:span text:style-name="tsDiag">firewall-cmd --zone=internal --add-interface=eth0 --permanent</text:span></text:p>
              <text:p text:style-name="psCode"><text:span text:style-name="tsDiag">firewall-cmd --reload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4 — Node 3 (Database Server) Configuration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irewall-cmd --zone=internal --remove-service=ssh --permanent 2&gt;/dev/null || true</text:span><text:line-break/><text:span text:style-name="tsCodeDyn_11_A8FF60_DejaVuSansMono">firewall-cmd --zone=internal --remove-service=dhcpv6-client --permanent 2&gt;/dev/null || true</text:span><text:line-break/><text:span text:style-name="tsCodeDyn_11_A8FF60_DejaVuSansMono"> </text:span><text:line-break/><text:span text:style-name="tsCodeDyn_11_A8FF60_DejaVuSansMono">firewall-cmd --zone=internal --add-rich-rule='</text:span><text:line-break/><text:span text:style-name="tsCodeDyn_11_A8FF60_DejaVuSansMono">  rule family="ipv4"</text:span><text:line-break/><text:span text:style-name="tsCodeDyn_11_A8FF60_DejaVuSansMono">  source address="172.20.2.20"</text:span><text:line-break/><text:span text:style-name="tsCodeDyn_11_A8FF60_DejaVuSansMono">  port port="5432" protocol="tcp"</text:span><text:line-break/><text:span text:style-name="tsCodeDyn_11_A8FF60_DejaVuSansMono">  accept' --permanent</text:span><text:line-break/><text:span text:style-name="tsCodeDyn_11_A8FF60_DejaVuSansMono"> </text:span><text:line-break/><text:span text:style-name="tsCodeDyn_11_A8FF60_DejaVuSansMono">firewall-cmd --zone=internal --add-rich-rule='</text:span><text:line-break/><text:span text:style-name="tsCodeDyn_11_A8FF60_DejaVuSansMono">  rule family="ipv4"</text:span><text:line-break/><text:span text:style-name="tsCodeDyn_11_A8FF60_DejaVuSansMono">  source address="172.20.3.30"</text:span><text:line-break/><text:span text:style-name="tsCodeDyn_11_A8FF60_DejaVuSansMono">  service name="ssh"</text:span><text:line-break/><text:span text:style-name="tsCodeDyn_11_A8FF60_DejaVuSansMono">  accept' --permanent</text:span><text:line-break/><text:span text:style-name="tsCodeDyn_11_A8FF60_DejaVuSansMono"> </text:span><text:line-break/><text:span text:style-name="tsCodeDyn_11_A8FF60_DejaVuSansMono">firewall-cmd --zone=internal --add-rich-rule='</text:span><text:line-break/><text:span text:style-name="tsCodeDyn_11_A8FF60_DejaVuSansMono">  rule family="ipv4"</text:span><text:line-break/><text:span text:style-name="tsCodeDyn_11_A8FF60_DejaVuSansMono">  source address="172.20.3.30"</text:span><text:line-break/><text:span text:style-name="tsCodeDyn_11_A8FF60_DejaVuSansMono">  protocol value="icmp"</text:span><text:line-break/><text:span text:style-name="tsCodeDyn_11_A8FF60_DejaVuSansMono">  accept' --permanent</text:span><text:line-break/><text:span text:style-name="tsCodeDyn_11_A8FF60_DejaVuSansMono"> </text:span><text:line-break/><text:span text:style-name="tsCodeDyn_11_A8FF60_DejaVuSansMono">firewall-cmd --zone=internal --set-target=DROP --permanent</text:span><text:line-break/><text:span text:style-name="tsCodeDyn_11_A8FF60_DejaVuSansMono"> </text:span><text:line-break/><text:span text:style-name="tsCodeDyn_11_A8FF60_DejaVuSansMono">firewall-cmd --set-log-denied=all</text:span><text:line-break/><text:span text:style-name="tsCodeDyn_11_A8FF60_DejaVuSansMono">firewall-cmd --reload</text:span><text:line-break/><text:span text:style-name="tsCodeDyn_11_A8FF60_DejaVuSansMono">firewall-cmd --zone=internal --list-all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zone=internal --remove-service=ssh --permanent 2&gt;/dev/null || true</text:span></text:p>
              <text:p text:style-name="psCode"><text:span text:style-name="tsDiag">firewall-cmd --zone=internal --remove-service=dhcpv6-client --permanent 2&gt;/dev/null || true</text:span></text:p>
              <text:p text:style-name="psCode"><text:span text:style-name="tsDiag"> </text:span></text:p>
              <text:p text:style-name="psCode"><text:span text:style-name="tsDiag">firewall-cmd --zone=internal --add-rich-rule='</text:span></text:p>
              <text:p text:style-name="psCode"><text:span text:style-name="tsDiag">  rule family="ipv4"</text:span></text:p>
              <text:p text:style-name="psCode"><text:span text:style-name="tsDiag">  source address="172.20.2.20"</text:span></text:p>
              <text:p text:style-name="psCode"><text:span text:style-name="tsDiag">  port port="5432" protocol="tcp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internal --add-rich-rule='</text:span></text:p>
              <text:p text:style-name="psCode"><text:span text:style-name="tsDiag">  rule family="ipv4"</text:span></text:p>
              <text:p text:style-name="psCode"><text:span text:style-name="tsDiag">  source address="172.20.3.30"</text:span></text:p>
              <text:p text:style-name="psCode"><text:span text:style-name="tsDiag">  service name="ssh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internal --add-rich-rule='</text:span></text:p>
              <text:p text:style-name="psCode"><text:span text:style-name="tsDiag">  rule family="ipv4"</text:span></text:p>
              <text:p text:style-name="psCode"><text:span text:style-name="tsDiag">  source address="172.20.3.30"</text:span></text:p>
              <text:p text:style-name="psCode"><text:span text:style-name="tsDiag">  protocol value="icmp"</text:span></text:p>
              <text:p text:style-name="psCode"><text:span text:style-name="tsDiag">  accept' --permanent</text:span></text:p>
              <text:p text:style-name="psCode"><text:span text:style-name="tsDiag"> </text:span></text:p>
              <text:p text:style-name="psCode"><text:span text:style-name="tsDiag">firewall-cmd --zone=internal --set-target=DROP --permanent</text:span></text:p>
              <text:p text:style-name="psCode"><text:span text:style-name="tsDiag"> </text:span></text:p>
              <text:p text:style-name="psCode"><text:span text:style-name="tsDiag">firewall-cmd --set-log-denied=all</text:span></text:p>
              <text:p text:style-name="psCode"><text:span text:style-name="tsDiag">firewall-cmd --reload</text:span></text:p>
              <text:p text:style-name="psCode"><text:span text:style-name="tsDiag">firewall-cmd --zone=internal --list-all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4 — Node 3 (Database Server) Configuration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cat &gt; /etc/firewalld/lockdown-whitelist.xml &lt;&lt; 'EOF'</text:span><text:line-break/><text:span text:style-name="tsCodeDyn_11_A8FF60_DejaVuSansMono">&lt;?xml version="1.0" encoding="utf-8"?&gt;</text:span><text:line-break/><text:span text:style-name="tsCodeDyn_11_A8FF60_DejaVuSansMono">&lt;whitelist&gt;</text:span><text:line-break/><text:span text:style-name="tsCodeDyn_11_A8FF60_DejaVuSansMono">  &lt;command name="/usr/bin/python3 -s /usr/bin/firewall-cmd*"/&gt;</text:span><text:line-break/><text:span text:style-name="tsCodeDyn_11_A8FF60_DejaVuSansMono">  &lt;user id="0"/&gt;</text:span><text:line-break/><text:span text:style-name="tsCodeDyn_11_A8FF60_DejaVuSansMono">&lt;/whitelist&gt;</text:span><text:line-break/><text:span text:style-name="tsCodeDyn_11_A8FF60_DejaVuSansMono">EOF</text:span><text:line-break/><text:span text:style-name="tsCodeDyn_11_A8FF60_DejaVuSansMono"> </text:span><text:line-break/><text:span text:style-name="tsCodeDyn_11_A8FF60_DejaVuSansMono">grep -q "^Lockdown=" /etc/firewalld/firewalld.conf || echo "Lockdown=yes" &gt;&gt; /etc/firewalld/firewalld.conf</text:span><text:line-break/><text:span text:style-name="tsCodeDyn_11_A8FF60_DejaVuSansMono">sed -i 's/^Lockdown=.*/Lockdown=yes/' /etc/firewalld/firewalld.conf</text:span><text:line-break/><text:span text:style-name="tsCodeDyn_11_A8FF60_DejaVuSansMono">firewall-cmd --reload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at &gt; /etc/firewalld/lockdown-whitelist.xml &lt;&lt; 'EOF'</text:span></text:p>
              <text:p text:style-name="psCode"><text:span text:style-name="tsDiag">&lt;?xml version="1.0" encoding="utf-8"?&gt;</text:span></text:p>
              <text:p text:style-name="psCode"><text:span text:style-name="tsDiag">&lt;whitelist&gt;</text:span></text:p>
              <text:p text:style-name="psCode"><text:span text:style-name="tsDiag">  &lt;command name="/usr/bin/python3 -s /usr/bin/firewall-cmd*"/&gt;</text:span></text:p>
              <text:p text:style-name="psCode"><text:span text:style-name="tsDiag">  &lt;user id="0"/&gt;</text:span></text:p>
              <text:p text:style-name="psCode"><text:span text:style-name="tsDiag">&lt;/whitelist&gt;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grep -q "^Lockdown=" /etc/firewalld/firewalld.conf || echo "Lockdown=yes" &gt;&gt; /etc/firewalld/firewalld.conf</text:span></text:p>
              <text:p text:style-name="psCode"><text:span text:style-name="tsDiag">sed -i 's/^Lockdown=.*/Lockdown=yes/' /etc/firewalld/firewalld.conf</text:span></text:p>
              <text:p text:style-name="psCode"><text:span text:style-name="tsDiag">firewall-cmd --reload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art 5 — Auditd Configuration (All Nodes)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Run these commands on each node: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Run these commands on each node: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dnf install -y audit 2&gt;/dev/null || true</text:span></text:p>
              <text:p text:style-name="psCode"><text:span text:style-name="tsDiag">systemctl enable --now auditd</text:span></text:p>
              <text:p text:style-name="psCode"><text:span text:style-name="tsDiag"> </text:span></text:p>
              <text:p text:style-name="psCode"><text:span text:style-name="tsDiag">auditctl -w /etc/firewalld/ -p wa -k firewall-config-change</text:span></text:p>
              <text:p text:style-name="psCode"><text:span text:style-name="tsDiag"> </text:span></text:p>
              <text:p text:style-name="psCode"><text:span text:style-name="tsDiag">cat &gt;&gt; /etc/audit/rules.d/firewalld.rules &lt;&lt; 'EOF'</text:span></text:p>
              <text:p text:style-name="psCode"><text:span text:style-name="tsDiag">-w /etc/firewalld/ -p wa -k firewall-config-change</text:span></text:p>
              <text:p text:style-name="psCode"><text:span text:style-name="tsDiag">-w /usr/lib/firewalld/ -p wa -k firewall-pkg-change</text:span></text:p>
              <text:p text:style-name="psCode"><text:span text:style-name="tsDiag">EOF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5 — Auditd Configuration (All Nodes)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dnf install -y audit 2&gt;/dev/null || true</text:span><text:line-break/><text:span text:style-name="tsCodeDyn_11_A8FF60_DejaVuSansMono">systemctl enable --now auditd</text:span><text:line-break/><text:span text:style-name="tsCodeDyn_11_A8FF60_DejaVuSansMono"> </text:span><text:line-break/><text:span text:style-name="tsCodeDyn_11_A8FF60_DejaVuSansMono">auditctl -w /etc/firewalld/ -p wa -k firewall-config-change</text:span><text:line-break/><text:span text:style-name="tsCodeDyn_11_A8FF60_DejaVuSansMono"> </text:span><text:line-break/><text:span text:style-name="tsCodeDyn_11_A8FF60_DejaVuSansMono">cat &gt;&gt; /etc/audit/rules.d/firewalld.rules &lt;&lt; 'EOF'</text:span><text:line-break/><text:span text:style-name="tsCodeDyn_11_A8FF60_DejaVuSansMono">-w /etc/firewalld/ -p wa -k firewall-config-change</text:span><text:line-break/><text:span text:style-name="tsCodeDyn_11_A8FF60_DejaVuSansMono">-w /usr/lib/firewalld/ -p wa -k firewall-pkg-change</text:span><text:line-break/><text:span text:style-name="tsCodeDyn_11_A8FF60_DejaVuSansMono">EOF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dnf install -y audit 2&gt;/dev/null || true</text:span></text:p>
              <text:p text:style-name="psCode"><text:span text:style-name="tsDiag">systemctl enable --now auditd</text:span></text:p>
              <text:p text:style-name="psCode"><text:span text:style-name="tsDiag"> </text:span></text:p>
              <text:p text:style-name="psCode"><text:span text:style-name="tsDiag">auditctl -w /etc/firewalld/ -p wa -k firewall-config-change</text:span></text:p>
              <text:p text:style-name="psCode"><text:span text:style-name="tsDiag"> </text:span></text:p>
              <text:p text:style-name="psCode"><text:span text:style-name="tsDiag">cat &gt;&gt; /etc/audit/rules.d/firewalld.rules &lt;&lt; 'EOF'</text:span></text:p>
              <text:p text:style-name="psCode"><text:span text:style-name="tsDiag">-w /etc/firewalld/ -p wa -k firewall-config-change</text:span></text:p>
              <text:p text:style-name="psCode"><text:span text:style-name="tsDiag">-w /usr/lib/firewalld/ -p wa -k firewall-pkg-change</text:span></text:p>
              <text:p text:style-name="psCode"><text:span text:style-name="tsDiag">EOF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art 6 — Verification Test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Run all verification tests from the host machine unless noted.</text:span></text:p>
            <text:p text:style-name="psBullet"><text:span text:style-name="tsBullet">◆ Test 6.1 — External zone enforcement (node1)</text:span></text:p>
            <text:p text:style-name="psBullet"><text:span text:style-name="tsBullet">Expected: services = http https, target = DROP, masquerade = yes</text:span></text:p>
            <text:p text:style-name="psBullet"><text:span text:style-name="tsBullet">◆ Test 6.2 — Port forward is present</text:span></text:p>
            <text:p text:style-name="psBullet"><text:span text:style-name="tsBullet">Expected: two entries forwarding 443→8080 and 80→8080 to 172.20.2.20</text:span></text:p>
            <text:p text:style-name="psBullet"><text:span text:style-name="tsBullet">◆ Test 6.3 — Connectivity node1 → node2 (HTTP)</text:span></text:p>
            <text:p text:style-name="psBullet"><text:span text:style-name="tsBullet">◆ Test 6.4 — node2 cannot reach node3 on disallowed ports</text:span></text:p>
            <text:p text:style-name="psBullet"><text:span text:style-name="tsBullet">◆ Test 6.5 — LogDenied produces journal entries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Test 6.6 — Lockdown is active</text:span></text:p>
              <text:p text:style-name="psCode"><text:span text:style-name="tsDiag">Expected: all return yes</text:span></text:p>
              <text:p text:style-name="psCode"><text:span text:style-name="tsDiag">◆ Test 6.7 — nftables rate-limit table on node1</text:span></text:p>
              <text:p text:style-name="psCode"><text:span text:style-name="tsDiag">Expected: table with burstblocked set and inputhttp_guard chain at priority -2</text:span></text:p>
              <text:p text:style-name="psCode"><text:span text:style-name="tsDiag">◆ Test 6.8 — nftables ruleset shows both tables on node1</text:span></text:p>
              <text:p text:style-name="psCode"><text:span text:style-name="tsDiag">Expected output includes:</text:span></text:p>
              <text:p text:style-name="psCode"><text:span text:style-name="tsDiag">◆ Test 6.9 — Audit rules are in place</text:span></text:p>
              <text:p text:style-name="psCode"><text:span text:style-name="tsDiag">◆ Test 6.10 — Policy forwarding works</text:span></text:p>
              <text:p text:style-name="psCode"><text:span text:style-name="tsDiag">Expected: policies ext-to-dmz, dmz-to-ext, int-to-ext</text:span></text:p>
              <text:p text:style-name="psCode"><text:span text:style-name="tsDiag"> </text:span></text:p>
              <text:p text:style-name="psCode"><text:span text:style-name="tsDiag">Run all verification tests from the **host machine** unless noted.</text:span></text:p>
              <text:p text:style-name="psCode"><text:span text:style-name="tsDiag"> </text:span></text:p>
              <text:p text:style-name="psCode"><text:span text:style-name="tsDiag">### Test 6.1 — External zone enforcement (node1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node1 bash -c "</text:span></text:p>
              <text:p text:style-name="psCode"><text:span text:style-name="tsDiag">  echo '=== External zone services ==='</text:span></text:p>
              <text:p text:style-name="psCode"><text:span text:style-name="tsDiag">  firewall-cmd --zone=external --list-all</text:span></text:p>
              <text:p text:style-name="psCode"><text:span text:style-name="tsDiag">  echo '=== Target ==='</text:span></text:p>
              <text:p text:style-name="psCode"><text:span text:style-name="tsDiag">  firewall-cmd --zone=external --get-target</text:span></text:p>
              <text:p text:style-name="psCode"><text:span text:style-name="tsDiag">  echo '=== Masquerade ==='</text:span></text:p>
              <text:p text:style-name="psCode"><text:span text:style-name="tsDiag">  firewall-cmd --zone=external --query-masquerade</text:span></text:p>
              <text:p text:style-name="psCode"><text:span text:style-name="tsDiag">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Expected: services = http https, target = DROP, masquerade = yes</text:span></text:p>
              <text:p text:style-name="psCode"><text:span text:style-name="tsDiag"> </text:span></text:p>
              <text:p text:style-name="psCode"><text:span text:style-name="tsDiag">### Test 6.2 — Port forward is presen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node1 bash -c "</text:span></text:p>
              <text:p text:style-name="psCode"><text:span text:style-name="tsDiag">  firewall-cmd --zone=external --list-forward-ports</text:span></text:p>
              <text:p text:style-name="psCode"><text:span text:style-name="tsDiag">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Expected: two entries forwarding 443→8080 and 80→8080 to 172.20.2.20</text:span></text:p>
              <text:p text:style-name="psCode"><text:span text:style-name="tsDiag"> </text:span></text:p>
              <text:p text:style-name="psCode"><text:span text:style-name="tsDiag">### Test 6.3 — Connectivity node1 → node2 (HTTP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node1 bash -c "</text:span></text:p>
              <text:p text:style-name="psCode"><text:span text:style-name="tsDiag">  curl --connect-timeout 3 http://172.20.2.20:8080 2&gt;&amp;1 | head -5 || echo 'Connection attempt made'</text:span></text:p>
              <text:p text:style-name="psCode"><text:span text:style-name="tsDiag">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Test 6.4 — node2 cannot reach node3 on disallowed port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node2 bash -c "</text:span></text:p>
              <text:p text:style-name="psCode"><text:span text:style-name="tsDiag">  # This should be blocked (only 5432 is allowed, and only from node2's IP)</text:span></text:p>
              <text:p text:style-name="psCode"><text:span text:style-name="tsDiag">  # Try port 22 from node2 to node3</text:span></text:p>
              <text:p text:style-name="psCode"><text:span text:style-name="tsDiag">  curl --connect-timeout 2 http://172.20.3.30:22 2&gt;&amp;1 || echo 'Blocked as expected'</text:span></text:p>
              <text:p text:style-name="psCode"><text:span text:style-name="tsDiag">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Test 6.5 — LogDenied produces journal entrie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node2 bash -c "</text:span></text:p>
              <text:p text:style-name="psCode"><text:span text:style-name="tsDiag">  curl --connect-timeout 2 http://172.20.3.30:9999 2&gt;/dev/null || true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3 bash -c "</text:span></text:p>
              <text:p text:style-name="psCode"><text:span text:style-name="tsDiag">  journalctl -k --grep='filter_IN' --since='1 minute ago'</text:span></text:p>
              <text:p text:style-name="psCode"><text:span text:style-name="tsDiag">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Test 6.6 — Lockdown is activ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or node in node1 node2 node3; do</text:span></text:p>
              <text:p text:style-name="psCode"><text:span text:style-name="tsDiag">  echo -n "$node lockdown: "</text:span></text:p>
              <text:p text:style-name="psCode"><text:span text:style-name="tsDiag">  podman exec $node firewall-cmd --query-lockdown</text:span></text:p>
              <text:p text:style-name="psCode"><text:span text:style-name="tsDiag">don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Expected: all return `yes`</text:span></text:p>
              <text:p text:style-name="psCode"><text:span text:style-name="tsDiag"> </text:span></text:p>
              <text:p text:style-name="psCode"><text:span text:style-name="tsDiag">### Test 6.7 — nftables rate-limit table on node1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node1 bash -c "</text:span></text:p>
              <text:p text:style-name="psCode"><text:span text:style-name="tsDiag">  nft list table inet http_guard</text:span></text:p>
              <text:p text:style-name="psCode"><text:span text:style-name="tsDiag">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Expected: table with `burst_blocked` set and `input_http_guard` chain at priority -2</text:span></text:p>
              <text:p text:style-name="psCode"><text:span text:style-name="tsDiag"> </text:span></text:p>
              <text:p text:style-name="psCode"><text:span text:style-name="tsDiag">### Test 6.8 — nftables ruleset shows both tables on node1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node1 bash -c "</text:span></text:p>
              <text:p text:style-name="psCode"><text:span text:style-name="tsDiag">  nft list ruleset | grep '^table'</text:span></text:p>
              <text:p text:style-name="psCode"><text:span text:style-name="tsDiag">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Expected output includes:</text:span></text:p>
              <text:p text:style-name="psCode"><text:span text:style-name="tsDiag">```</text:span></text:p>
              <text:p text:style-name="psCode"><text:span text:style-name="tsDiag">table inet firewalld { ...</text:span></text:p>
              <text:p text:style-name="psCode"><text:span text:style-name="tsDiag">table inet http_guard { ...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Test 6.9 — Audit rules are in plac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or node in node1 node2 node3; do</text:span></text:p>
              <text:p text:style-name="psCode"><text:span text:style-name="tsDiag">  echo "=== $node ==="</text:span></text:p>
              <text:p text:style-name="psCode"><text:span text:style-name="tsDiag">  podman exec $node bash -c "auditctl -l 2&gt;/dev/null | grep firewall || echo 'auditd not running'"</text:span></text:p>
              <text:p text:style-name="psCode"><text:span text:style-name="tsDiag">don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Test 6.10 — Policy forwarding work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node1 bash -c "</text:span></text:p>
              <text:p text:style-name="psCode"><text:span text:style-name="tsDiag">  firewall-cmd --list-all-policies</text:span></text:p>
              <text:p text:style-name="psCode"><text:span text:style-name="tsDiag">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Expected: policies `ext-to-dmz`, `dmz-to-ext`, `int-to-ext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6 — Verification Test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podman exec node1 bash -c "</text:span><text:line-break/><text:span text:style-name="tsCodeDyn_11_A8FF60_DejaVuSansMono">  echo '=== External zone services ==='</text:span><text:line-break/><text:span text:style-name="tsCodeDyn_11_A8FF60_DejaVuSansMono">  firewall-cmd --zone=external --list-all</text:span><text:line-break/><text:span text:style-name="tsCodeDyn_11_A8FF60_DejaVuSansMono">  echo '=== Target ==='</text:span><text:line-break/><text:span text:style-name="tsCodeDyn_11_A8FF60_DejaVuSansMono">  firewall-cmd --zone=external --get-target</text:span><text:line-break/><text:span text:style-name="tsCodeDyn_11_A8FF60_DejaVuSansMono">  echo '=== Masquerade ==='</text:span><text:line-break/><text:span text:style-name="tsCodeDyn_11_A8FF60_DejaVuSansMono">  firewall-cmd --zone=external --query-masquerade</text:span><text:line-break/><text:span text:style-name="tsCodeDyn_11_A8FF60_DejaVuSansMono">"</text:span><text:line-break/><text:span text:style-name="tsCodeDyn_11_A8FF60_DejaVuSansMono"> </text:span><text:line-break/><text:span text:style-name="tsCodeDyn_11_A8FF60_DejaVuSansMono">podman exec node1 bash -c "</text:span><text:line-break/><text:span text:style-name="tsCodeDyn_11_A8FF60_DejaVuSansMono">  firewall-cmd --zone=external --list-forward-ports</text:span><text:line-break/><text:span text:style-name="tsCodeDyn_11_A8FF60_DejaVuSansMono">"</text:span><text:line-break/><text:span text:style-name="tsCodeDyn_11_A8FF60_DejaVuSansMono"> </text:span><text:line-break/><text:span text:style-name="tsCodeDyn_11_A8FF60_DejaVuSansMono">podman exec node1 bash -c "</text:span><text:line-break/><text:span text:style-name="tsCodeDyn_11_A8FF60_DejaVuSansMono">  curl --connect-timeout 3 http://172.20.2.20:8080 2&gt;&amp;1 | head -5 || echo 'Connection attempt made'</text:span><text:line-break/><text:span text:style-name="tsCodeDyn_11_A8FF60_DejaVuSansMono">"</text:span><text:line-break/><text:span text:style-name="tsCodeDyn_11_A8FF60_DejaVuSansMono"> </text:span><text:line-break/><text:span text:style-name="tsCodeDyn_11_A8FF60_DejaVuSansMono">podman exec node2 bash -c "</text:span><text:line-break/><text:span text:style-name="tsCodeDyn_11_A8FF60_DejaVuSansMono">  # This should be blocked (only 5432 is allowed, and only from node2's IP)</text:span><text:line-break/><text:span text:style-name="tsCodeDyn_11_A8FF60_DejaVuSansMono">  # Try port 22 from node2 to node3</text:span><text:line-break/><text:span text:style-name="tsCodeDyn_11_A8FF60_DejaVuSansMono">  curl --connect-timeout 2 http://172.20.3.30:22 2&gt;&amp;1 || echo 'Blocked as expected'</text:span><text:line-break/><text:span text:style-name="tsCodeDyn_11_A8FF60_DejaVuSansMono">"</text:span><text:line-break/><text:span text:style-name="tsCodeDyn_11_A8FF60_DejaVuSansMono"> </text:span><text:line-break/><text:span text:style-name="tsCodeDyn_11_A8FF60_DejaVuSansMono">podman exec node2 bash -c "</text:span><text:line-break/><text:span text:style-name="tsCodeDyn_11_A8FF60_DejaVuSansMono">  curl --connect-timeout 2 http://172.20.3.30:9999 2&gt;/dev/null || true</text:span><text:line-break/><text:span text:style-name="tsCodeDyn_11_A8FF60_DejaVuSansMono">"</text:span><text:line-break/><text:span text:style-name="tsCodeDyn_11_A8FF60_DejaVuSansMono"> </text:span><text:line-break/><text:span text:style-name="tsCodeDyn_11_A8FF60_DejaVuSansMono">podman exec node3 bash -c "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podman exec node1 bash -c "</text:span></text:p>
              <text:p text:style-name="psCode"><text:span text:style-name="tsDiag">  echo '=== External zone services ==='</text:span></text:p>
              <text:p text:style-name="psCode"><text:span text:style-name="tsDiag">  firewall-cmd --zone=external --list-all</text:span></text:p>
              <text:p text:style-name="psCode"><text:span text:style-name="tsDiag">  echo '=== Target ==='</text:span></text:p>
              <text:p text:style-name="psCode"><text:span text:style-name="tsDiag">  firewall-cmd --zone=external --get-target</text:span></text:p>
              <text:p text:style-name="psCode"><text:span text:style-name="tsDiag">  echo '=== Masquerade ==='</text:span></text:p>
              <text:p text:style-name="psCode"><text:span text:style-name="tsDiag">  firewall-cmd --zone=external --query-masquerade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1 bash -c "</text:span></text:p>
              <text:p text:style-name="psCode"><text:span text:style-name="tsDiag">  firewall-cmd --zone=external --list-forward-ports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1 bash -c "</text:span></text:p>
              <text:p text:style-name="psCode"><text:span text:style-name="tsDiag">  curl --connect-timeout 3 http://172.20.2.20:8080 2&gt;&amp;1 | head -5 || echo 'Connection attempt made'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2 bash -c "</text:span></text:p>
              <text:p text:style-name="psCode"><text:span text:style-name="tsDiag">  # This should be blocked (only 5432 is allowed, and only from node2's IP)</text:span></text:p>
              <text:p text:style-name="psCode"><text:span text:style-name="tsDiag">  # Try port 22 from node2 to node3</text:span></text:p>
              <text:p text:style-name="psCode"><text:span text:style-name="tsDiag">  curl --connect-timeout 2 http://172.20.3.30:22 2&gt;&amp;1 || echo 'Blocked as expected'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2 bash -c "</text:span></text:p>
              <text:p text:style-name="psCode"><text:span text:style-name="tsDiag">  curl --connect-timeout 2 http://172.20.3.30:9999 2&gt;/dev/null || true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3 bash -c "</text:span></text:p>
              <text:p text:style-name="psCode"><text:span text:style-name="tsDiag">  journalctl -k --grep='filter_IN' --since='1 minute ago'</text:span></text:p>
              <text:p text:style-name="psCode"><text:span text:style-name="tsDiag">"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6 — Verification Tests — BASH (cont. 2)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  journalctl -k --grep='filter_IN' --since='1 minute ago'</text:span><text:line-break/><text:span text:style-name="tsCodeDyn_11_A8FF60_DejaVuSansMono">"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podman exec node1 bash -c "</text:span></text:p>
              <text:p text:style-name="psCode"><text:span text:style-name="tsDiag">  echo '=== External zone services ==='</text:span></text:p>
              <text:p text:style-name="psCode"><text:span text:style-name="tsDiag">  firewall-cmd --zone=external --list-all</text:span></text:p>
              <text:p text:style-name="psCode"><text:span text:style-name="tsDiag">  echo '=== Target ==='</text:span></text:p>
              <text:p text:style-name="psCode"><text:span text:style-name="tsDiag">  firewall-cmd --zone=external --get-target</text:span></text:p>
              <text:p text:style-name="psCode"><text:span text:style-name="tsDiag">  echo '=== Masquerade ==='</text:span></text:p>
              <text:p text:style-name="psCode"><text:span text:style-name="tsDiag">  firewall-cmd --zone=external --query-masquerade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1 bash -c "</text:span></text:p>
              <text:p text:style-name="psCode"><text:span text:style-name="tsDiag">  firewall-cmd --zone=external --list-forward-ports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1 bash -c "</text:span></text:p>
              <text:p text:style-name="psCode"><text:span text:style-name="tsDiag">  curl --connect-timeout 3 http://172.20.2.20:8080 2&gt;&amp;1 | head -5 || echo 'Connection attempt made'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2 bash -c "</text:span></text:p>
              <text:p text:style-name="psCode"><text:span text:style-name="tsDiag">  # This should be blocked (only 5432 is allowed, and only from node2's IP)</text:span></text:p>
              <text:p text:style-name="psCode"><text:span text:style-name="tsDiag">  # Try port 22 from node2 to node3</text:span></text:p>
              <text:p text:style-name="psCode"><text:span text:style-name="tsDiag">  curl --connect-timeout 2 http://172.20.3.30:22 2&gt;&amp;1 || echo 'Blocked as expected'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2 bash -c "</text:span></text:p>
              <text:p text:style-name="psCode"><text:span text:style-name="tsDiag">  curl --connect-timeout 2 http://172.20.3.30:9999 2&gt;/dev/null || true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3 bash -c "</text:span></text:p>
              <text:p text:style-name="psCode"><text:span text:style-name="tsDiag">  journalctl -k --grep='filter_IN' --since='1 minute ago'</text:span></text:p>
              <text:p text:style-name="psCode"><text:span text:style-name="tsDiag">"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6 — Verification Test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or node in node1 node2 node3; do</text:span><text:line-break/><text:span text:style-name="tsCodeDyn_11_A8FF60_DejaVuSansMono">  echo -n "$node lockdown: "</text:span><text:line-break/><text:span text:style-name="tsCodeDyn_11_A8FF60_DejaVuSansMono">  podman exec $node firewall-cmd --query-lockdown</text:span><text:line-break/><text:span text:style-name="tsCodeDyn_11_A8FF60_DejaVuSansMono">done</text:span><text:line-break/><text:span text:style-name="tsCodeDyn_11_A8FF60_DejaVuSansMono"> </text:span><text:line-break/><text:span text:style-name="tsCodeDyn_11_A8FF60_DejaVuSansMono">podman exec node1 bash -c "</text:span><text:line-break/><text:span text:style-name="tsCodeDyn_11_A8FF60_DejaVuSansMono">  nft list table inet http_guard</text:span><text:line-break/><text:span text:style-name="tsCodeDyn_11_A8FF60_DejaVuSansMono">"</text:span><text:line-break/><text:span text:style-name="tsCodeDyn_11_A8FF60_DejaVuSansMono"> </text:span><text:line-break/><text:span text:style-name="tsCodeDyn_11_A8FF60_DejaVuSansMono">podman exec node1 bash -c "</text:span><text:line-break/><text:span text:style-name="tsCodeDyn_11_A8FF60_DejaVuSansMono">  nft list ruleset | grep '^table'</text:span><text:line-break/><text:span text:style-name="tsCodeDyn_11_A8FF60_DejaVuSansMono">"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or node in node1 node2 node3; do</text:span></text:p>
              <text:p text:style-name="psCode"><text:span text:style-name="tsDiag">  echo -n "$node lockdown: "</text:span></text:p>
              <text:p text:style-name="psCode"><text:span text:style-name="tsDiag">  podman exec $node firewall-cmd --query-lockdown</text:span></text:p>
              <text:p text:style-name="psCode"><text:span text:style-name="tsDiag">done</text:span></text:p>
              <text:p text:style-name="psCode"><text:span text:style-name="tsDiag"> </text:span></text:p>
              <text:p text:style-name="psCode"><text:span text:style-name="tsDiag">podman exec node1 bash -c "</text:span></text:p>
              <text:p text:style-name="psCode"><text:span text:style-name="tsDiag">  nft list table inet http_guard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1 bash -c "</text:span></text:p>
              <text:p text:style-name="psCode"><text:span text:style-name="tsDiag">  nft list ruleset | grep '^table'</text:span></text:p>
              <text:p text:style-name="psCode"><text:span text:style-name="tsDiag">"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6 — Verification Tests — Code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table inet firewalld { ...</text:span><text:line-break/><text:span text:style-name="tsCodeDyn_11_A8FF60_DejaVuSansMono">table inet http_guard { ...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able inet firewalld { ...</text:span></text:p>
              <text:p text:style-name="psCode"><text:span text:style-name="tsDiag">table inet http_guard { ...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6 — Verification Test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or node in node1 node2 node3; do</text:span><text:line-break/><text:span text:style-name="tsCodeDyn_11_A8FF60_DejaVuSansMono">  echo "=== $node ==="</text:span><text:line-break/><text:span text:style-name="tsCodeDyn_11_A8FF60_DejaVuSansMono">  podman exec $node bash -c "auditctl -l 2&gt;/dev/null | grep firewall || echo 'auditd not running'"</text:span><text:line-break/><text:span text:style-name="tsCodeDyn_11_A8FF60_DejaVuSansMono">done</text:span><text:line-break/><text:span text:style-name="tsCodeDyn_11_A8FF60_DejaVuSansMono"> </text:span><text:line-break/><text:span text:style-name="tsCodeDyn_11_A8FF60_DejaVuSansMono">podman exec node1 bash -c "</text:span><text:line-break/><text:span text:style-name="tsCodeDyn_11_A8FF60_DejaVuSansMono">  firewall-cmd --list-all-policies</text:span><text:line-break/><text:span text:style-name="tsCodeDyn_11_A8FF60_DejaVuSansMono">"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or node in node1 node2 node3; do</text:span></text:p>
              <text:p text:style-name="psCode"><text:span text:style-name="tsDiag">  echo "=== $node ==="</text:span></text:p>
              <text:p text:style-name="psCode"><text:span text:style-name="tsDiag">  podman exec $node bash -c "auditctl -l 2&gt;/dev/null | grep firewall || echo 'auditd not running'"</text:span></text:p>
              <text:p text:style-name="psCode"><text:span text:style-name="tsDiag">done</text:span></text:p>
              <text:p text:style-name="psCode"><text:span text:style-name="tsDiag"> </text:span></text:p>
              <text:p text:style-name="psCode"><text:span text:style-name="tsDiag">podman exec node1 bash -c "</text:span></text:p>
              <text:p text:style-name="psCode"><text:span text:style-name="tsDiag">  firewall-cmd --list-all-policies</text:span></text:p>
              <text:p text:style-name="psCode"><text:span text:style-name="tsDiag">"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art 7 — Hardening Review Checklist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Use this checklist as a self-assessment. Every item should be ✅.</text:span></text:p>
            <text:p text:style-name="psBullet"><text:span text:style-name="tsBullet">◆ node1 (Gateway)</text:span></text:p>
            <text:p text:style-name="psBullet"><text:span text:style-name="tsBullet">• [ ] external zone target = DROP</text:span></text:p>
            <text:p text:style-name="psBullet"><text:span text:style-name="tsBullet">• [ ] external zone services = http, https only</text:span></text:p>
            <text:p text:style-name="psBullet"><text:span text:style-name="tsBullet">• [ ] Masquerade enabled on external zone</text:span></text:p>
            <text:p text:style-name="psBullet"><text:span text:style-name="tsBullet">• [ ] Port forwards for 80→8080 and 443→8080 to node2</text:span></text:p>
            <text:p text:style-name="psBullet"><text:span text:style-name="tsBullet">• [ ] Policies: ext-to-dmz, dmz-to-ext, int-to-ext</text:span></text:p>
            <text:p text:style-name="psBullet"><text:span text:style-name="tsBullet">• [ ] ICMP blocks on external (echo-request, echo-reply)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• [ ] Rate limiting table http_guard present in nftables</text:span></text:p>
              <text:p text:style-name="psCode"><text:span text:style-name="tsDiag">• [ ] LogDenied = all</text:span></text:p>
              <text:p text:style-name="psCode"><text:span text:style-name="tsDiag">• [ ] Lockdown = yes</text:span></text:p>
              <text:p text:style-name="psCode"><text:span text:style-name="tsDiag">• [ ] Auditd watching /etc/firewalld/</text:span></text:p>
              <text:p text:style-name="psCode"><text:span text:style-name="tsDiag">• [ ] No SSH in external zone</text:span></text:p>
              <text:p text:style-name="psCode"><text:span text:style-name="tsDiag">◆ node2 (Web/App)</text:span></text:p>
              <text:p text:style-name="psCode"><text:span text:style-name="tsDiag">• [ ] dmz zone target = DROP</text:span></text:p>
              <text:p text:style-name="psCode"><text:span text:style-name="tsDiag">• [ ] Port 8080 allowed only from node1's DMZ IP (172.20.2.10)</text:span></text:p>
              <text:p text:style-name="psCode"><text:span text:style-name="tsDiag">• [ ] ICMP allowed only from node1's DMZ IP (172.20.2.10)</text:span></text:p>
              <text:p text:style-name="psCode"><text:span text:style-name="tsDiag">• [ ] SSH allowed only from management host (172.20.3.30)</text:span></text:p>
              <text:p text:style-name="psCode"><text:span text:style-name="tsDiag">◆ node3 (Database)</text:span></text:p>
              <text:p text:style-name="psCode"><text:span text:style-name="tsDiag">• [ ] internal zone target = DROP</text:span></text:p>
              <text:p text:style-name="psCode"><text:span text:style-name="tsDiag">• [ ] Port 5432 allowed only from node2's IP (172.20.2.20)</text:span></text:p>
              <text:p text:style-name="psCode"><text:span text:style-name="tsDiag">• [ ] ICMP allowed only from management host (172.20.3.30)</text:span></text:p>
              <text:p text:style-name="psCode"><text:span text:style-name="tsDiag">• [ ] No other ports open</text:span></text:p>
              <text:p text:style-name="psCode"><text:span text:style-name="tsDiag"> </text:span></text:p>
              <text:p text:style-name="psCode"><text:span text:style-name="tsDiag">Use this checklist as a self-assessment. Every item should be ✅.</text:span></text:p>
              <text:p text:style-name="psCode"><text:span text:style-name="tsDiag"> </text:span></text:p>
              <text:p text:style-name="psCode"><text:span text:style-name="tsDiag">### node1 (Gateway)</text:span></text:p>
              <text:p text:style-name="psCode"><text:span text:style-name="tsDiag"> </text:span></text:p>
              <text:p text:style-name="psCode"><text:span text:style-name="tsDiag">- [ ] `external` zone target = DROP</text:span></text:p>
              <text:p text:style-name="psCode"><text:span text:style-name="tsDiag">- [ ] `external` zone services = http, https only</text:span></text:p>
              <text:p text:style-name="psCode"><text:span text:style-name="tsDiag">- [ ] Masquerade enabled on `external` zone</text:span></text:p>
              <text:p text:style-name="psCode"><text:span text:style-name="tsDiag">- [ ] Port forwards for 80→8080 and 443→8080 to node2</text:span></text:p>
              <text:p text:style-name="psCode"><text:span text:style-name="tsDiag">- [ ] Policies: ext-to-dmz, dmz-to-ext, int-to-ext</text:span></text:p>
              <text:p text:style-name="psCode"><text:span text:style-name="tsDiag">- [ ] ICMP blocks on external (echo-request, echo-reply)</text:span></text:p>
              <text:p text:style-name="psCode"><text:span text:style-name="tsDiag">- [ ] Rate limiting table `http_guard` present in nftables</text:span></text:p>
              <text:p text:style-name="psCode"><text:span text:style-name="tsDiag">- [ ] LogDenied = all</text:span></text:p>
              <text:p text:style-name="psCode"><text:span text:style-name="tsDiag">- [ ] Lockdown = yes</text:span></text:p>
              <text:p text:style-name="psCode"><text:span text:style-name="tsDiag">- [ ] Auditd watching `/etc/firewalld/`</text:span></text:p>
              <text:p text:style-name="psCode"><text:span text:style-name="tsDiag">- [ ] No SSH in external zone</text:span></text:p>
              <text:p text:style-name="psCode"><text:span text:style-name="tsDiag"> </text:span></text:p>
              <text:p text:style-name="psCode"><text:span text:style-name="tsDiag">### node2 (Web/App)</text:span></text:p>
              <text:p text:style-name="psCode"><text:span text:style-name="tsDiag"> </text:span></text:p>
              <text:p text:style-name="psCode"><text:span text:style-name="tsDiag">- [ ] `dmz` zone target = DROP</text:span></text:p>
              <text:p text:style-name="psCode"><text:span text:style-name="tsDiag">- [ ] Port 8080 allowed only from node1's DMZ IP (172.20.2.10)</text:span></text:p>
              <text:p text:style-name="psCode"><text:span text:style-name="tsDiag">- [ ] ICMP allowed only from node1's DMZ IP (172.20.2.10)</text:span></text:p>
              <text:p text:style-name="psCode"><text:span text:style-name="tsDiag">- [ ] SSH allowed only from management host (172.20.3.30)</text:span></text:p>
              <text:p text:style-name="psCode"><text:span text:style-name="tsDiag">- [ ] LogDenied = all</text:span></text:p>
              <text:p text:style-name="psCode"><text:span text:style-name="tsDiag">- [ ] Lockdown = yes</text:span></text:p>
              <text:p text:style-name="psCode"><text:span text:style-name="tsDiag">- [ ] Auditd watching `/etc/firewalld/`</text:span></text:p>
              <text:p text:style-name="psCode"><text:span text:style-name="tsDiag"> </text:span></text:p>
              <text:p text:style-name="psCode"><text:span text:style-name="tsDiag">### node3 (Database)</text:span></text:p>
              <text:p text:style-name="psCode"><text:span text:style-name="tsDiag"> </text:span></text:p>
              <text:p text:style-name="psCode"><text:span text:style-name="tsDiag">- [ ] `internal` zone target = DROP</text:span></text:p>
              <text:p text:style-name="psCode"><text:span text:style-name="tsDiag">- [ ] Port 5432 allowed only from node2's IP (172.20.2.20)</text:span></text:p>
              <text:p text:style-name="psCode"><text:span text:style-name="tsDiag">- [ ] SSH allowed only from management host (172.20.3.30)</text:span></text:p>
              <text:p text:style-name="psCode"><text:span text:style-name="tsDiag">- [ ] ICMP allowed only from management host (172.20.3.30)</text:span></text:p>
              <text:p text:style-name="psCode"><text:span text:style-name="tsDiag">- [ ] No other ports open</text:span></text:p>
              <text:p text:style-name="psCode"><text:span text:style-name="tsDiag">- [ ] LogDenied = all</text:span></text:p>
              <text:p text:style-name="psCode"><text:span text:style-name="tsDiag">- [ ] Lockdown = yes</text:span></text:p>
              <text:p text:style-name="psCode"><text:span text:style-name="tsDiag">- [ ] Auditd watching `/etc/firewalld/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art 8 — nftables Deep-Dive Verification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Perform these checks to verify the nftables layer matches the firewalld configuration.</text:span></text:p>
            <text:p text:style-name="psBullet"><text:span text:style-name="tsBullet">◆ 8.1 — Verify DROP target on all three nodes</text:span></text:p>
            <text:p text:style-name="psBullet"><text:span text:style-name="tsBullet">◆ 8.2 — Verify rich rule presence in nftables on node2</text:span></text:p>
            <text:p text:style-name="psBullet"><text:span text:style-name="tsBullet">Expected: rules matching ip saddr 172.20.2.10 for TCP 8080 and ICMP</text:span></text:p>
            <text:p text:style-name="psBullet"><text:span text:style-name="tsBullet">◆ 8.3 — Verify NAT chain on node1</text:span></text:p>
            <text:p text:style-name="psBullet"><text:span text:style-name="tsBullet">Expected: masquerade statement in the chain</text:span></text:p>
            <text:p text:style-name="psBullet"><text:span text:style-name="tsBullet">◆ 8.4 — Verify DNAT for port forward on node1</text:span></text:p>
            <text:p text:style-name="psBullet"><text:span text:style-name="tsBullet">Expected: DNAT rules redirecting 443 and 80 to 172.20.2.20:808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Perform these checks to verify the nftables layer matches the firewalld configuration.</text:span></text:p>
              <text:p text:style-name="psCode"><text:span text:style-name="tsDiag"> </text:span></text:p>
              <text:p text:style-name="psCode"><text:span text:style-name="tsDiag">### 8.1 — Verify DROP target on all three node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or node in node1 node2 node3; do</text:span></text:p>
              <text:p text:style-name="psCode"><text:span text:style-name="tsDiag">  echo "=== $node ==="</text:span></text:p>
              <text:p text:style-name="psCode"><text:span text:style-name="tsDiag">  podman exec $node bash -c "</text:span></text:p>
              <text:p text:style-name="psCode"><text:span text:style-name="tsDiag">    for zone in \$(firewall-cmd --get-active-zones | grep -v interfaces); do</text:span></text:p>
              <text:p text:style-name="psCode"><text:span text:style-name="tsDiag">      target=\$(firewall-cmd --zone=\$zone --get-target 2&gt;/dev/null)</text:span></text:p>
              <text:p text:style-name="psCode"><text:span text:style-name="tsDiag">      echo \"Zone: \$zone  Target: \$target\"</text:span></text:p>
              <text:p text:style-name="psCode"><text:span text:style-name="tsDiag">    done</text:span></text:p>
              <text:p text:style-name="psCode"><text:span text:style-name="tsDiag">  "</text:span></text:p>
              <text:p text:style-name="psCode"><text:span text:style-name="tsDiag">don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8.2 — Verify rich rule presence in nftables on node2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node2 bash -c "</text:span></text:p>
              <text:p text:style-name="psCode"><text:span text:style-name="tsDiag">  nft list chain inet firewalld filter_IN_dmz_allow</text:span></text:p>
              <text:p text:style-name="psCode"><text:span text:style-name="tsDiag">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Expected: rules matching `ip saddr 172.20.2.10` for TCP 8080 and ICMP</text:span></text:p>
              <text:p text:style-name="psCode"><text:span text:style-name="tsDiag"> </text:span></text:p>
              <text:p text:style-name="psCode"><text:span text:style-name="tsDiag">### 8.3 — Verify NAT chain on node1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node1 bash -c "</text:span></text:p>
              <text:p text:style-name="psCode"><text:span text:style-name="tsDiag">  nft list chain inet firewalld nat_POST_external</text:span></text:p>
              <text:p text:style-name="psCode"><text:span text:style-name="tsDiag">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Expected: `masquerade` statement in the chain</text:span></text:p>
              <text:p text:style-name="psCode"><text:span text:style-name="tsDiag"> </text:span></text:p>
              <text:p text:style-name="psCode"><text:span text:style-name="tsDiag">### 8.4 — Verify DNAT for port forward on node1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node1 bash -c "</text:span></text:p>
              <text:p text:style-name="psCode"><text:span text:style-name="tsDiag">  nft list chain inet firewalld nat_PRE_external</text:span></text:p>
              <text:p text:style-name="psCode"><text:span text:style-name="tsDiag">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Expected: DNAT rules redirecting 443 and 80 to 172.20.2.20:8080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8 — nftables Deep-Dive Verification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or node in node1 node2 node3; do</text:span><text:line-break/><text:span text:style-name="tsCodeDyn_11_A8FF60_DejaVuSansMono">  echo "=== $node ==="</text:span><text:line-break/><text:span text:style-name="tsCodeDyn_11_A8FF60_DejaVuSansMono">  podman exec $node bash -c "</text:span><text:line-break/><text:span text:style-name="tsCodeDyn_11_A8FF60_DejaVuSansMono">    for zone in \$(firewall-cmd --get-active-zones | grep -v interfaces); do</text:span><text:line-break/><text:span text:style-name="tsCodeDyn_11_A8FF60_DejaVuSansMono">      target=\$(firewall-cmd --zone=\$zone --get-target 2&gt;/dev/null)</text:span><text:line-break/><text:span text:style-name="tsCodeDyn_11_A8FF60_DejaVuSansMono">      echo \"Zone: \$zone  Target: \$target\"</text:span><text:line-break/><text:span text:style-name="tsCodeDyn_11_A8FF60_DejaVuSansMono">    done</text:span><text:line-break/><text:span text:style-name="tsCodeDyn_11_A8FF60_DejaVuSansMono">  "</text:span><text:line-break/><text:span text:style-name="tsCodeDyn_11_A8FF60_DejaVuSansMono">done</text:span><text:line-break/><text:span text:style-name="tsCodeDyn_11_A8FF60_DejaVuSansMono"> </text:span><text:line-break/><text:span text:style-name="tsCodeDyn_11_A8FF60_DejaVuSansMono">podman exec node2 bash -c "</text:span><text:line-break/><text:span text:style-name="tsCodeDyn_11_A8FF60_DejaVuSansMono">  nft list chain inet firewalld filter_IN_dmz_allow</text:span><text:line-break/><text:span text:style-name="tsCodeDyn_11_A8FF60_DejaVuSansMono">"</text:span><text:line-break/><text:span text:style-name="tsCodeDyn_11_A8FF60_DejaVuSansMono"> </text:span><text:line-break/><text:span text:style-name="tsCodeDyn_11_A8FF60_DejaVuSansMono">podman exec node1 bash -c "</text:span><text:line-break/><text:span text:style-name="tsCodeDyn_11_A8FF60_DejaVuSansMono">  nft list chain inet firewalld nat_POST_external</text:span><text:line-break/><text:span text:style-name="tsCodeDyn_11_A8FF60_DejaVuSansMono">"</text:span><text:line-break/><text:span text:style-name="tsCodeDyn_11_A8FF60_DejaVuSansMono"> </text:span><text:line-break/><text:span text:style-name="tsCodeDyn_11_A8FF60_DejaVuSansMono">podman exec node1 bash -c "</text:span><text:line-break/><text:span text:style-name="tsCodeDyn_11_A8FF60_DejaVuSansMono">  nft list chain inet firewalld nat_PRE_external</text:span><text:line-break/><text:span text:style-name="tsCodeDyn_11_A8FF60_DejaVuSansMono">"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or node in node1 node2 node3; do</text:span></text:p>
              <text:p text:style-name="psCode"><text:span text:style-name="tsDiag">  echo "=== $node ==="</text:span></text:p>
              <text:p text:style-name="psCode"><text:span text:style-name="tsDiag">  podman exec $node bash -c "</text:span></text:p>
              <text:p text:style-name="psCode"><text:span text:style-name="tsDiag">    for zone in \$(firewall-cmd --get-active-zones | grep -v interfaces); do</text:span></text:p>
              <text:p text:style-name="psCode"><text:span text:style-name="tsDiag">      target=\$(firewall-cmd --zone=\$zone --get-target 2&gt;/dev/null)</text:span></text:p>
              <text:p text:style-name="psCode"><text:span text:style-name="tsDiag">      echo \"Zone: \$zone  Target: \$target\"</text:span></text:p>
              <text:p text:style-name="psCode"><text:span text:style-name="tsDiag">    done</text:span></text:p>
              <text:p text:style-name="psCode"><text:span text:style-name="tsDiag">  "</text:span></text:p>
              <text:p text:style-name="psCode"><text:span text:style-name="tsDiag">done</text:span></text:p>
              <text:p text:style-name="psCode"><text:span text:style-name="tsDiag"> </text:span></text:p>
              <text:p text:style-name="psCode"><text:span text:style-name="tsDiag">podman exec node2 bash -c "</text:span></text:p>
              <text:p text:style-name="psCode"><text:span text:style-name="tsDiag">  nft list chain inet firewalld filter_IN_dmz_allow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1 bash -c "</text:span></text:p>
              <text:p text:style-name="psCode"><text:span text:style-name="tsDiag">  nft list chain inet firewalld nat_POST_external</text:span></text:p>
              <text:p text:style-name="psCode"><text:span text:style-name="tsDiag">"</text:span></text:p>
              <text:p text:style-name="psCode"><text:span text:style-name="tsDiag"> </text:span></text:p>
              <text:p text:style-name="psCode"><text:span text:style-name="tsDiag">podman exec node1 bash -c "</text:span></text:p>
              <text:p text:style-name="psCode"><text:span text:style-name="tsDiag">  nft list chain inet firewalld nat_PRE_external</text:span></text:p>
              <text:p text:style-name="psCode"><text:span text:style-name="tsDiag">"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art 9 — Bonus Challeng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These are optional extensions for students who want to go further.</text:span></text:p>
            <text:p text:style-name="psBullet"><text:span text:style-name="tsBullet">◆ Bonus 1 — IPv6 support</text:span></text:p>
            <text:p text:style-name="psBullet"><text:span text:style-name="tsBullet">Extend the configuration to handle IPv6 traffic:</text:span></text:p>
            <text:p text:style-name="psBullet"><text:span text:style-name="tsBullet">• Assign IPv6 addresses to container interfaces</text:span></text:p>
            <text:p text:style-name="psBullet"><text:span text:style-name="tsBullet">• Configure firewalld zones to accept/reject IPv6 traffic appropriately</text:span></text:p>
            <text:p text:style-name="psBullet"><text:span text:style-name="tsBullet">• Update rich rules and rate-limiting to cover ip6 saddr</text:span></text:p>
            <text:p text:style-name="psBullet"><text:span text:style-name="tsBullet">◆ Bonus 2 — IPSet-based blocklist</text:span></text:p>
            <text:p text:style-name="psBullet"><text:span text:style-name="tsBullet">◆ Bonus 3 — nftables flowtable for node1 forwarding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Bonus 4 — Automated compliance check script</text:span></text:p>
              <text:p text:style-name="psCode"><text:span text:style-name="tsDiag">Write a shell script that:</text:span></text:p>
              <text:p text:style-name="psCode"><text:span text:style-name="tsDiag">→ Iterates over all three nodes</text:span></text:p>
              <text:p text:style-name="psCode"><text:span text:style-name="tsDiag">→ Checks each item in the Part 7 checklist</text:span></text:p>
              <text:p text:style-name="psCode"><text:span text:style-name="tsDiag">→ Outputs PASS/FAIL per item</text:span></text:p>
              <text:p text:style-name="psCode"><text:span text:style-name="tsDiag">→ Returns exit code 0 if all pass, 1 if any fail</text:span></text:p>
              <text:p text:style-name="psCode"><text:span text:style-name="tsDiag"> </text:span></text:p>
              <text:p text:style-name="psCode"><text:span text:style-name="tsDiag">These are optional extensions for students who want to go further.</text:span></text:p>
              <text:p text:style-name="psCode"><text:span text:style-name="tsDiag"> </text:span></text:p>
              <text:p text:style-name="psCode"><text:span text:style-name="tsDiag">### Bonus 1 — IPv6 support</text:span></text:p>
              <text:p text:style-name="psCode"><text:span text:style-name="tsDiag"> </text:span></text:p>
              <text:p text:style-name="psCode"><text:span text:style-name="tsDiag">Extend the configuration to handle IPv6 traffic:</text:span></text:p>
              <text:p text:style-name="psCode"><text:span text:style-name="tsDiag">- Assign IPv6 addresses to container interfaces</text:span></text:p>
              <text:p text:style-name="psCode"><text:span text:style-name="tsDiag">- Configure firewalld zones to accept/reject IPv6 traffic appropriately</text:span></text:p>
              <text:p text:style-name="psCode"><text:span text:style-name="tsDiag">- Update rich rules and rate-limiting to cover `ip6 saddr`</text:span></text:p>
              <text:p text:style-name="psCode"><text:span text:style-name="tsDiag"> </text:span></text:p>
              <text:p text:style-name="psCode"><text:span text:style-name="tsDiag">### Bonus 2 — IPSet-based blocklis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new-ipset=country-block --type=hash:net --permanent</text:span></text:p>
              <text:p text:style-name="psCode"><text:span text:style-name="tsDiag">firewall-cmd --ipset=country-block --add-entry=192.0.2.0/24 --permanent</text:span></text:p>
              <text:p text:style-name="psCode"><text:span text:style-name="tsDiag">firewall-cmd --ipset=country-block --add-entry=198.51.100.0/24 --permanent</text:span></text:p>
              <text:p text:style-name="psCode"><text:span text:style-name="tsDiag"> </text:span></text:p>
              <text:p text:style-name="psCode"><text:span text:style-name="tsDiag">firewall-cmd --zone=external --add-rich-rule='</text:span></text:p>
              <text:p text:style-name="psCode"><text:span text:style-name="tsDiag">  rule source ipset="country-block" drop'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Bonus 3 — nftables flowtable for node1 forwarding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at &gt; /etc/nftables.d/flowtable.nft &lt;&lt; 'EOF'</text:span></text:p>
              <text:p text:style-name="psCode"><text:span text:style-name="tsDiag">table inet fastpath {</text:span></text:p>
              <text:p text:style-name="psCode"><text:span text:style-name="tsDiag">    flowtable ft {</text:span></text:p>
              <text:p text:style-name="psCode"><text:span text:style-name="tsDiag">        hook ingress priority filter;</text:span></text:p>
              <text:p text:style-name="psCode"><text:span text:style-name="tsDiag">        devices = { eth0, eth1, eth2 };</text:span></text:p>
              <text:p text:style-name="psCode"><text:span text:style-name="tsDiag">    }</text:span></text:p>
              <text:p text:style-name="psCode"><text:span text:style-name="tsDiag">    chain forward {</text:span></text:p>
              <text:p text:style-name="psCode"><text:span text:style-name="tsDiag">        type filter hook forward priority filter;</text:span></text:p>
              <text:p text:style-name="psCode"><text:span text:style-name="tsDiag">        ip protocol { tcp, udp } flow offload @f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flowtable.nft</text:span></text:p>
              <text:p text:style-name="psCode"><text:span text:style-name="tsDiag">nft list flowtable inet fastpath f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Bonus 4 — Automated compliance check script</text:span></text:p>
              <text:p text:style-name="psCode"><text:span text:style-name="tsDiag"> </text:span></text:p>
              <text:p text:style-name="psCode"><text:span text:style-name="tsDiag">Write a shell script that:</text:span></text:p>
              <text:p text:style-name="psCode"><text:span text:style-name="tsDiag">1. Iterates over all three nodes</text:span></text:p>
              <text:p text:style-name="psCode"><text:span text:style-name="tsDiag">2. Checks each item in the Part 7 checklist</text:span></text:p>
              <text:p text:style-name="psCode"><text:span text:style-name="tsDiag">3. Outputs PASS/FAIL per item</text:span></text:p>
              <text:p text:style-name="psCode"><text:span text:style-name="tsDiag">4. Returns exit code 0 if all pass, 1 if any fail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9 — Bonus Challenge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irewall-cmd --new-ipset=country-block --type=hash:net --permanent</text:span><text:line-break/><text:span text:style-name="tsCodeDyn_11_A8FF60_DejaVuSansMono">firewall-cmd --ipset=country-block --add-entry=192.0.2.0/24 --permanent</text:span><text:line-break/><text:span text:style-name="tsCodeDyn_11_A8FF60_DejaVuSansMono">firewall-cmd --ipset=country-block --add-entry=198.51.100.0/24 --permanent</text:span><text:line-break/><text:span text:style-name="tsCodeDyn_11_A8FF60_DejaVuSansMono"> </text:span><text:line-break/><text:span text:style-name="tsCodeDyn_11_A8FF60_DejaVuSansMono">firewall-cmd --zone=external --add-rich-rule='</text:span><text:line-break/><text:span text:style-name="tsCodeDyn_11_A8FF60_DejaVuSansMono">  rule source ipset="country-block" drop' --permanent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 </text:span><text:line-break/><text:span text:style-name="tsCodeDyn_11_A8FF60_DejaVuSansMono">cat &gt; /etc/nftables.d/flowtable.nft &lt;&lt; 'EOF'</text:span><text:line-break/><text:span text:style-name="tsCodeDyn_11_A8FF60_DejaVuSansMono">table inet fastpath {</text:span><text:line-break/><text:span text:style-name="tsCodeDyn_11_A8FF60_DejaVuSansMono">    flowtable ft {</text:span><text:line-break/><text:span text:style-name="tsCodeDyn_11_A8FF60_DejaVuSansMono">        hook ingress priority filter;</text:span><text:line-break/><text:span text:style-name="tsCodeDyn_11_A8FF60_DejaVuSansMono">        devices = { eth0, eth1, eth2 };</text:span><text:line-break/><text:span text:style-name="tsCodeDyn_11_A8FF60_DejaVuSansMono">    }</text:span><text:line-break/><text:span text:style-name="tsCodeDyn_11_A8FF60_DejaVuSansMono">    chain forward {</text:span><text:line-break/><text:span text:style-name="tsCodeDyn_11_A8FF60_DejaVuSansMono">        type filter hook forward priority filter;</text:span><text:line-break/><text:span text:style-name="tsCodeDyn_11_A8FF60_DejaVuSansMono">        ip protocol { tcp, udp } flow offload @ft</text:span><text:line-break/><text:span text:style-name="tsCodeDyn_11_A8FF60_DejaVuSansMono">    }</text:span><text:line-break/><text:span text:style-name="tsCodeDyn_11_A8FF60_DejaVuSansMono">}</text:span><text:line-break/><text:span text:style-name="tsCodeDyn_11_A8FF60_DejaVuSansMono">EOF</text:span><text:line-break/><text:span text:style-name="tsCodeDyn_11_A8FF60_DejaVuSansMono"> </text:span><text:line-break/><text:span text:style-name="tsCodeDyn_11_A8FF60_DejaVuSansMono">nft -f /etc/nftables.d/flowtable.nft</text:span><text:line-break/><text:span text:style-name="tsCodeDyn_11_A8FF60_DejaVuSansMono">nft list flowtable inet fastpath ft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new-ipset=country-block --type=hash:net --permanent</text:span></text:p>
              <text:p text:style-name="psCode"><text:span text:style-name="tsDiag">firewall-cmd --ipset=country-block --add-entry=192.0.2.0/24 --permanent</text:span></text:p>
              <text:p text:style-name="psCode"><text:span text:style-name="tsDiag">firewall-cmd --ipset=country-block --add-entry=198.51.100.0/24 --permanent</text:span></text:p>
              <text:p text:style-name="psCode"><text:span text:style-name="tsDiag"> </text:span></text:p>
              <text:p text:style-name="psCode"><text:span text:style-name="tsDiag">firewall-cmd --zone=external --add-rich-rule='</text:span></text:p>
              <text:p text:style-name="psCode"><text:span text:style-name="tsDiag">  rule source ipset="country-block" drop'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 </text:span></text:p>
              <text:p text:style-name="psCode"><text:span text:style-name="tsDiag">cat &gt; /etc/nftables.d/flowtable.nft &lt;&lt; 'EOF'</text:span></text:p>
              <text:p text:style-name="psCode"><text:span text:style-name="tsDiag">table inet fastpath {</text:span></text:p>
              <text:p text:style-name="psCode"><text:span text:style-name="tsDiag">    flowtable ft {</text:span></text:p>
              <text:p text:style-name="psCode"><text:span text:style-name="tsDiag">        hook ingress priority filter;</text:span></text:p>
              <text:p text:style-name="psCode"><text:span text:style-name="tsDiag">        devices = { eth0, eth1, eth2 };</text:span></text:p>
              <text:p text:style-name="psCode"><text:span text:style-name="tsDiag">    }</text:span></text:p>
              <text:p text:style-name="psCode"><text:span text:style-name="tsDiag">    chain forward {</text:span></text:p>
              <text:p text:style-name="psCode"><text:span text:style-name="tsDiag">        type filter hook forward priority filter;</text:span></text:p>
              <text:p text:style-name="psCode"><text:span text:style-name="tsDiag">        ip protocol { tcp, udp } flow offload @f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flowtable.nft</text:span></text:p>
              <text:p text:style-name="psCode"><text:span text:style-name="tsDiag">nft list flowtable inet fastpath ft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art 10 — Capstone Teardown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```bash</text:span></text:p>
              <text:p text:style-name="psCode"><text:span text:style-name="tsDiag">~/firewalld-lab/reset-lab.sh</text:span></text:p>
              <text:p text:style-name="psCode"><text:span text:style-name="tsDiag"> </text:span></text:p>
              <text:p text:style-name="psCode"><text:span text:style-name="tsDiag">for node in node1 node2 node3; do</text:span></text:p>
              <text:p text:style-name="psCode"><text:span text:style-name="tsDiag">  echo "=== $node after reset ==="</text:span></text:p>
              <text:p text:style-name="psCode"><text:span text:style-name="tsDiag">  podman exec $node firewall-cmd --get-default-zone</text:span></text:p>
              <text:p text:style-name="psCode"><text:span text:style-name="tsDiag">  podman exec $node firewall-cmd --zone=public --list-all</text:span></text:p>
              <text:p text:style-name="psCode"><text:span text:style-name="tsDiag">don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art 10 — Capstone Teardown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~/firewalld-lab/reset-lab.sh</text:span><text:line-break/><text:span text:style-name="tsCodeDyn_11_A8FF60_DejaVuSansMono"> </text:span><text:line-break/><text:span text:style-name="tsCodeDyn_11_A8FF60_DejaVuSansMono">for node in node1 node2 node3; do</text:span><text:line-break/><text:span text:style-name="tsCodeDyn_11_A8FF60_DejaVuSansMono">  echo "=== $node after reset ==="</text:span><text:line-break/><text:span text:style-name="tsCodeDyn_11_A8FF60_DejaVuSansMono">  podman exec $node firewall-cmd --get-default-zone</text:span><text:line-break/><text:span text:style-name="tsCodeDyn_11_A8FF60_DejaVuSansMono">  podman exec $node firewall-cmd --zone=public --list-all</text:span><text:line-break/><text:span text:style-name="tsCodeDyn_11_A8FF60_DejaVuSansMono">done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~/firewalld-lab/reset-lab.sh</text:span></text:p>
              <text:p text:style-name="psCode"><text:span text:style-name="tsDiag"> </text:span></text:p>
              <text:p text:style-name="psCode"><text:span text:style-name="tsDiag">for node in node1 node2 node3; do</text:span></text:p>
              <text:p text:style-name="psCode"><text:span text:style-name="tsDiag">  echo "=== $node after reset ==="</text:span></text:p>
              <text:p text:style-name="psCode"><text:span text:style-name="tsDiag">  podman exec $node firewall-cmd --get-default-zone</text:span></text:p>
              <text:p text:style-name="psCode"><text:span text:style-name="tsDiag">  podman exec $node firewall-cmd --zone=public --list-all</text:span></text:p>
              <text:p text:style-name="psCode"><text:span text:style-name="tsDiag">done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Capstone Completion Criteria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You have successfully completed the capstone if:</text:span></text:p>
            <text:p text:style-name="psBullet"><text:span text:style-name="tsBullet">→ All items in the Part 7 checklist are ✅</text:span></text:p>
            <text:p text:style-name="psBullet"><text:span text:style-name="tsBullet">→ All Part 6 verification tests pass</text:span></text:p>
            <text:p text:style-name="psBullet"><text:span text:style-name="tsBullet">→ Part 8 nftables verification commands show expected output</text:span></text:p>
            <text:p text:style-name="psBullet"><text:span text:style-name="tsBullet">→ You can explain why each rule exists and which module taught it</text:span></text:p>
            <text:p text:style-name="psBullet"><text:span text:style-name="tsBullet">→ You can recover any node from a simulated locked-out state using podman exec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You have successfully completed the capstone if:</text:span></text:p>
              <text:p text:style-name="psCode"><text:span text:style-name="tsDiag"> </text:span></text:p>
              <text:p text:style-name="psCode"><text:span text:style-name="tsDiag">1. All items in the Part 7 checklist are ✅</text:span></text:p>
              <text:p text:style-name="psCode"><text:span text:style-name="tsDiag">2. All Part 6 verification tests pass</text:span></text:p>
              <text:p text:style-name="psCode"><text:span text:style-name="tsDiag">3. Part 8 nftables verification commands show expected output</text:span></text:p>
              <text:p text:style-name="psCode"><text:span text:style-name="tsDiag">4. You can explain **why** each rule exists and **which module** taught it</text:span></text:p>
              <text:p text:style-name="psCode"><text:span text:style-name="tsDiag">5. You can recover any node from a simulated locked-out state using `podman exec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Skills Demonstrated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By completing this capstone, you have demonstrated:</text:span></text:p>
            <text:p text:style-name="psBullet"><text:span text:style-name="tsBullet">Congratulations on completing the firewalld course! See cheatsheet.md for a quick-reference summary and faq.md for answers to common questions.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By completing this capstone, you have demonstrated:</text:span></text:p>
              <text:p text:style-name="psCode"><text:span text:style-name="tsDiag"> </text:span></text:p>
              <text:p text:style-name="psCode"><text:span text:style-name="tsDiag">| Skill | Evidence |</text:span></text:p>
              <text:p text:style-name="psCode"><text:span text:style-name="tsDiag">|-------|---------|</text:span></text:p>
              <text:p text:style-name="psCode"><text:span text:style-name="tsDiag">| Zone design | Three-zone topology with correct interface assignments |</text:span></text:p>
              <text:p text:style-name="psCode"><text:span text:style-name="tsDiag">| Service/port control | Precise allow-lists per tier with DROP defaults |</text:span></text:p>
              <text:p text:style-name="psCode"><text:span text:style-name="tsDiag">| Rich rules | Source-restricted access to 8080, 5432, SSH |</text:span></text:p>
              <text:p text:style-name="psCode"><text:span text:style-name="tsDiag">| NAT/masquerade | Internet forwarding for DMZ and Internal |</text:span></text:p>
              <text:p text:style-name="psCode"><text:span text:style-name="tsDiag">| Port forwarding | DNAT from external 443/80 to internal 8080 |</text:span></text:p>
              <text:p text:style-name="psCode"><text:span text:style-name="tsDiag">| Inter-zone policies | Three policies governing forwarding paths |</text:span></text:p>
              <text:p text:style-name="psCode"><text:span text:style-name="tsDiag">| Logging | LogDenied=all on all nodes; journal verification |</text:span></text:p>
              <text:p text:style-name="psCode"><text:span text:style-name="tsDiag">| Rate limiting | Custom nftables meter with dynamic auto-block set |</text:span></text:p>
              <text:p text:style-name="psCode"><text:span text:style-name="tsDiag">| Lockdown | D-Bus protection on all three nodes |</text:span></text:p>
              <text:p text:style-name="psCode"><text:span text:style-name="tsDiag">| Auditd integration | Config-change audit rules on all nodes |</text:span></text:p>
              <text:p text:style-name="psCode"><text:span text:style-name="tsDiag">| nftables fluency | Direct nft verification of every firewalld decision |</text:span></text:p>
              <text:p text:style-name="psCode"><text:span text:style-name="tsDiag">| Troubleshooting | Five-question methodology applied in verification tests |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*Congratulations on completing the firewalld course!*  </text:span></text:p>
              <text:p text:style-name="psCode"><text:span text:style-name="tsDiag">*See [cheatsheet.md](cheatsheet.md) for a quick-reference summary and [faq.md](faq.md) for answers to common questions.*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Skills Demonstrated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39861540721856_892"/>
            <table:table-column table:style-name="tcCol_139861540721856_2295"/>
            <table:table-row>
              <table:table-cell table:style-name="tcsHeader">
                <text:p text:style-name="psCell"><text:span text:style-name="tsTh">Skill</text:span></text:p>
              </table:table-cell>
              <table:table-cell table:style-name="tcsHeader">
                <text:p text:style-name="psCell"><text:span text:style-name="tsTh">Evidence</text:span></text:p>
              </table:table-cell>
            </table:table-row>
            <table:table-row>
              <table:table-cell table:style-name="tcsRowA">
                <text:p text:style-name="psCell"><text:span text:style-name="tsTd">Zone design</text:span></text:p>
              </table:table-cell>
              <table:table-cell table:style-name="tcsRowA">
                <text:p text:style-name="psCell"><text:span text:style-name="tsTd">Three-zone topology with correct interface assignments</text:span></text:p>
              </table:table-cell>
            </table:table-row>
            <table:table-row>
              <table:table-cell table:style-name="tcsRowB">
                <text:p text:style-name="psCell"><text:span text:style-name="tsTd">Service/port control</text:span></text:p>
              </table:table-cell>
              <table:table-cell table:style-name="tcsRowB">
                <text:p text:style-name="psCell"><text:span text:style-name="tsTd">Precise allow-lists per tier with DROP defaults</text:span></text:p>
              </table:table-cell>
            </table:table-row>
            <table:table-row>
              <table:table-cell table:style-name="tcsRowA">
                <text:p text:style-name="psCell"><text:span text:style-name="tsTd">Rich rules</text:span></text:p>
              </table:table-cell>
              <table:table-cell table:style-name="tcsRowA">
                <text:p text:style-name="psCell"><text:span text:style-name="tsTd">Source-restricted access to 8080, 5432, SSH</text:span></text:p>
              </table:table-cell>
            </table:table-row>
            <table:table-row>
              <table:table-cell table:style-name="tcsRowB">
                <text:p text:style-name="psCell"><text:span text:style-name="tsTd">NAT/masquerade</text:span></text:p>
              </table:table-cell>
              <table:table-cell table:style-name="tcsRowB">
                <text:p text:style-name="psCell"><text:span text:style-name="tsTd">Internet forwarding for DMZ and Internal</text:span></text:p>
              </table:table-cell>
            </table:table-row>
            <table:table-row>
              <table:table-cell table:style-name="tcsRowA">
                <text:p text:style-name="psCell"><text:span text:style-name="tsTd">Port forwarding</text:span></text:p>
              </table:table-cell>
              <table:table-cell table:style-name="tcsRowA">
                <text:p text:style-name="psCell"><text:span text:style-name="tsTd">DNAT from external 443/80 to internal 8080</text:span></text:p>
              </table:table-cell>
            </table:table-row>
            <table:table-row>
              <table:table-cell table:style-name="tcsRowB">
                <text:p text:style-name="psCell"><text:span text:style-name="tsTd">Inter-zone policies</text:span></text:p>
              </table:table-cell>
              <table:table-cell table:style-name="tcsRowB">
                <text:p text:style-name="psCell"><text:span text:style-name="tsTd">Three policies governing forwarding paths</text:span></text:p>
              </table:table-cell>
            </table:table-row>
            <table:table-row>
              <table:table-cell table:style-name="tcsRowA">
                <text:p text:style-name="psCell"><text:span text:style-name="tsTd">Logging</text:span></text:p>
              </table:table-cell>
              <table:table-cell table:style-name="tcsRowA">
                <text:p text:style-name="psCell"><text:span text:style-name="tsTd">LogDenied=all on all nodes; journal verification</text:span></text:p>
              </table:table-cell>
            </table:table-row>
            <table:table-row>
              <table:table-cell table:style-name="tcsRowB">
                <text:p text:style-name="psCell"><text:span text:style-name="tsTd">Rate limiting</text:span></text:p>
              </table:table-cell>
              <table:table-cell table:style-name="tcsRowB">
                <text:p text:style-name="psCell"><text:span text:style-name="tsTd">Custom nftables meter with dynamic auto-block set</text:span></text:p>
              </table:table-cell>
            </table:table-row>
            <table:table-row>
              <table:table-cell table:style-name="tcsRowA">
                <text:p text:style-name="psCell"><text:span text:style-name="tsTd">Lockdown</text:span></text:p>
              </table:table-cell>
              <table:table-cell table:style-name="tcsRowA">
                <text:p text:style-name="psCell"><text:span text:style-name="tsTd">D-Bus protection on all three nodes</text:span></text:p>
              </table:table-cell>
            </table:table-row>
            <table:table-row>
              <table:table-cell table:style-name="tcsRowB">
                <text:p text:style-name="psCell"><text:span text:style-name="tsTd">Auditd integration</text:span></text:p>
              </table:table-cell>
              <table:table-cell table:style-name="tcsRowB">
                <text:p text:style-name="psCell"><text:span text:style-name="tsTd">Config-change audit rules on all nodes</text:span></text:p>
              </table:table-cell>
            </table:table-row>
            <table:table-row>
              <table:table-cell table:style-name="tcsRowA">
                <text:p text:style-name="psCell"><text:span text:style-name="tsTd">nftables fluency</text:span></text:p>
              </table:table-cell>
              <table:table-cell table:style-name="tcsRowA">
                <text:p text:style-name="psCell"><text:span text:style-name="tsTd">Direct nft verification of every firewalld decision</text:span></text:p>
              </table:table-cell>
            </table:table-row>
            <table:table-row>
              <table:table-cell table:style-name="tcsRowB">
                <text:p text:style-name="psCell"><text:span text:style-name="tsTd">Troubleshooting</text:span></text:p>
              </table:table-cell>
              <table:table-cell table:style-name="tcsRowB">
                <text:p text:style-name="psCell"><text:span text:style-name="tsTd">Five-question methodology applied in verification tests</text:span></text:p>
              </table:table-cell>
            </table:table-row>
          </table:table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Skill | Evidence</text:span></text:p>
              <text:p text:style-name="psCode"><text:span text:style-name="tsDiag">------------------------------------------------------------</text:span></text:p>
              <text:p text:style-name="psCode"><text:span text:style-name="tsDiag">Zone design | Three-zone topology with correct interface assignments</text:span></text:p>
              <text:p text:style-name="psCode"><text:span text:style-name="tsDiag">Service/port control | Precise allow-lists per tier with DROP defaults</text:span></text:p>
              <text:p text:style-name="psCode"><text:span text:style-name="tsDiag">Rich rules | Source-restricted access to 8080, 5432, SSH</text:span></text:p>
              <text:p text:style-name="psCode"><text:span text:style-name="tsDiag">NAT/masquerade | Internet forwarding for DMZ and Internal</text:span></text:p>
              <text:p text:style-name="psCode"><text:span text:style-name="tsDiag">Port forwarding | DNAT from external 443/80 to internal 8080</text:span></text:p>
              <text:p text:style-name="psCode"><text:span text:style-name="tsDiag">Inter-zone policies | Three policies governing forwarding paths</text:span></text:p>
              <text:p text:style-name="psCode"><text:span text:style-name="tsDiag">Logging | LogDenied=all on all nodes; journal verification</text:span></text:p>
              <text:p text:style-name="psCode"><text:span text:style-name="tsDiag">Rate limiting | Custom nftables meter with dynamic auto-block set</text:span></text:p>
              <text:p text:style-name="psCode"><text:span text:style-name="tsDiag">Lockdown | D-Bus protection on all three nodes</text:span></text:p>
              <text:p text:style-name="psCode"><text:span text:style-name="tsDiag">Auditd integration | Config-change audit rules on all nodes</text:span></text:p>
              <text:p text:style-name="psCode"><text:span text:style-name="tsDiag">nftables fluency | Direct nft verification of every firewalld decision</text:span></text:p>
              <text:p text:style-name="psCode"><text:span text:style-name="tsDiag">Troubleshooting | Five-question methodology applied in verification tests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styles/>
  <office:automatic-styles>
    <style:page-layout style:name="Widescreen">
      <style:page-layout-properties fo:page-width="33.87cm" fo:page-height="19.05cm" style:print-orientation="landscape" fo:margin-left="0cm" fo:margin-right="0cm" fo:margin-top="0cm" fo:margin-bottom="0cm"/>
    </style:page-layout>
  </office:automatic-styles>
  <office:master-styles>
    <style:master-page style:name="RHELDark" style:page-layout-name="Widescreen" style:display-name="RHEL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meta>
    <meta:generator>ODFPY/1.4.1</meta:generator>
  </office:meta>
</office:document-meta>
</file>